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DejaVu Sans1" fo:font-size="10pt" style:font-size-asian="10pt" style:font-size-complex="10pt"/>
    </style:style>
    <style:style style:name="P2" style:family="paragraph" style:parent-style-name="Standard">
      <style:text-properties fo:color="#ce181e" style:font-name="DejaVu Sans1" fo:font-size="11pt" fo:font-weight="normal" officeooo:rsid="004fe93a" officeooo:paragraph-rsid="004fe93a" style:font-size-asian="11pt" style:font-weight-asian="normal" style:font-size-complex="11pt" style:font-weight-complex="normal"/>
    </style:style>
    <style:style style:name="P3" style:family="paragraph" style:parent-style-name="Standard">
      <style:text-properties fo:color="#ce181e" style:font-name="DejaVu Sans1" fo:font-size="11pt" fo:font-weight="normal" officeooo:rsid="004fe93a" officeooo:paragraph-rsid="00c30aa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15%"/>
      <style:text-properties style:use-window-font-color="true" style:font-name="DejaVu Sans1" fo:font-size="12pt" officeooo:rsid="001444aa" officeooo:paragraph-rsid="007211a5" style:font-size-asian="12pt" style:font-size-complex="12pt"/>
    </style:style>
    <style:style style:name="P5" style:family="paragraph" style:parent-style-name="Standard">
      <style:paragraph-properties fo:line-height="115%"/>
      <style:text-properties style:use-window-font-color="true" style:font-name="DejaVu Sans1" fo:font-size="12pt" officeooo:rsid="001444aa" officeooo:paragraph-rsid="00c30aa1" style:font-size-asian="12pt" style:font-size-complex="12pt"/>
    </style:style>
    <style:style style:name="P6" style:family="paragraph" style:parent-style-name="Standard">
      <style:text-properties style:use-window-font-color="true" style:font-name="DejaVu Sans1" fo:font-size="11pt" officeooo:paragraph-rsid="0050996a" style:font-size-asian="11pt" style:font-size-complex="11pt"/>
    </style:style>
    <style:style style:name="P7" style:family="paragraph" style:parent-style-name="Standard">
      <style:text-properties style:use-window-font-color="true" style:font-name="DejaVu Sans1" fo:font-size="11pt" officeooo:paragraph-rsid="00c30aa1" style:font-size-asian="11pt" style:font-size-complex="11pt"/>
    </style:style>
    <style:style style:name="P8" style:family="paragraph" style:parent-style-name="Standard">
      <style:text-properties style:use-window-font-color="true" style:font-name="DejaVu Sans1" fo:font-size="11pt" fo:font-weight="normal" officeooo:rsid="004d8da7" officeooo:paragraph-rsid="004fe93a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use-window-font-color="true" style:font-name="DejaVu Sans1" fo:font-size="11pt" fo:font-weight="normal" officeooo:rsid="004d8da7" officeooo:paragraph-rsid="00c30aa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15%"/>
      <style:text-properties fo:font-variant="normal" fo:text-transform="none" fo:color="#ce181e" style:font-name="DejaVu Sans1" fo:font-size="11pt" style:text-underline-style="none" fo:font-weight="normal" officeooo:rsid="002b2b2c" officeooo:paragraph-rsid="007211a5" style:font-name-asian="Liberation Serif1" style:font-size-asian="11pt" style:font-weight-asian="normal" style:font-name-complex="Liberation Serif1" style:font-size-complex="11pt" style:font-weight-complex="normal"/>
    </style:style>
    <style:style style:name="P11" style:family="paragraph" style:parent-style-name="Standard">
      <style:paragraph-properties fo:line-height="115%"/>
      <style:text-properties fo:font-variant="normal" fo:text-transform="none" fo:color="#ce181e" style:font-name="DejaVu Sans1" fo:font-size="11pt" style:text-underline-style="none" fo:font-weight="normal" officeooo:rsid="002b2b2c" officeooo:paragraph-rsid="00c30aa1" style:font-name-asian="Liberation Serif1" style:font-size-asian="11pt" style:font-weight-asian="normal" style:font-name-complex="Liberation Serif1" style:font-size-complex="11pt" style:font-weight-complex="normal"/>
    </style:style>
    <style:style style:name="P12" style:family="paragraph" style:parent-style-name="Standard">
      <style:text-properties style:font-name="DejaVu Sans1" fo:font-size="10pt" officeooo:paragraph-rsid="004f5033" style:font-size-asian="10pt" style:font-size-complex="10pt"/>
    </style:style>
    <style:style style:name="P13" style:family="paragraph" style:parent-style-name="Standard">
      <style:text-properties style:font-name="DejaVu Sans1" fo:font-size="10pt" officeooo:rsid="0013bf4c" officeooo:paragraph-rsid="006387a8" style:font-size-asian="10pt" style:font-size-complex="10pt"/>
    </style:style>
    <style:style style:name="P14" style:family="paragraph" style:parent-style-name="Standard">
      <style:paragraph-properties fo:line-height="115%"/>
      <style:text-properties style:font-name="DejaVu Sans1" fo:font-size="10pt" officeooo:rsid="0013bf4c" officeooo:paragraph-rsid="0013bf4c" style:font-size-asian="10pt" style:font-size-complex="10pt"/>
    </style:style>
    <style:style style:name="P15" style:family="paragraph" style:parent-style-name="Standard">
      <style:paragraph-properties fo:line-height="115%"/>
      <style:text-properties style:font-name="DejaVu Sans1" fo:font-size="10pt" officeooo:rsid="0013bf4c" officeooo:paragraph-rsid="00c30aa1" style:font-size-asian="10pt" style:font-size-complex="10pt"/>
    </style:style>
    <style:style style:name="P16" style:family="paragraph" style:parent-style-name="Standard">
      <style:text-properties style:font-name="DejaVu Sans1" fo:font-size="10pt" officeooo:rsid="0013bf4c" officeooo:paragraph-rsid="00c30aa1" style:font-size-asian="10pt" style:font-size-complex="10pt"/>
    </style:style>
    <style:style style:name="P17" style:family="paragraph" style:parent-style-name="Standard">
      <style:text-properties style:font-name="DejaVu Sans1" fo:font-size="10pt" officeooo:rsid="001444aa" officeooo:paragraph-rsid="0017ea88" style:font-size-asian="10pt" style:font-size-complex="10pt"/>
    </style:style>
    <style:style style:name="P18" style:family="paragraph" style:parent-style-name="Standard">
      <style:text-properties style:font-name="DejaVu Sans1" fo:font-size="10pt" officeooo:rsid="001444aa" officeooo:paragraph-rsid="00c30aa1" style:font-size-asian="10pt" style:font-size-complex="10pt"/>
    </style:style>
    <style:style style:name="P19" style:family="paragraph" style:parent-style-name="Standard">
      <style:text-properties style:font-name="DejaVu Sans1" fo:font-size="10pt" officeooo:paragraph-rsid="005c1ce3" style:font-size-asian="10pt" style:font-size-complex="10pt"/>
    </style:style>
    <style:style style:name="P20" style:family="paragraph" style:parent-style-name="Standard">
      <style:text-properties style:font-name="DejaVu Sans1" fo:font-size="10pt" officeooo:paragraph-rsid="005f45d4" style:font-size-asian="10pt" style:font-size-complex="10pt"/>
    </style:style>
    <style:style style:name="P21" style:family="paragraph" style:parent-style-name="Standard">
      <style:text-properties style:font-name="DejaVu Sans1" fo:font-size="10pt" officeooo:paragraph-rsid="00c30aa1" style:font-size-asian="10pt" style:font-size-complex="10pt"/>
    </style:style>
    <style:style style:name="P22" style:family="paragraph" style:parent-style-name="Standard">
      <style:text-properties style:font-name="DejaVu Sans1" fo:font-size="10pt" fo:font-weight="normal" officeooo:rsid="004d8da7" officeooo:paragraph-rsid="004ae318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DejaVu Sans1" fo:font-size="10pt" fo:font-weight="normal" officeooo:rsid="004d8da7" officeooo:paragraph-rsid="00c30aa1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DejaVu Sans1" fo:font-size="10pt" fo:font-weight="normal" officeooo:rsid="001b1318" officeooo:paragraph-rsid="004f5033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DejaVu Sans1" fo:font-size="10pt" fo:font-weight="normal" officeooo:rsid="001b1318" officeooo:paragraph-rsid="00c30aa1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DejaVu Sans1" fo:font-size="10pt" fo:font-weight="normal" officeooo:rsid="001444aa" officeooo:paragraph-rsid="001444aa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DejaVu Sans1" fo:font-size="10pt" fo:font-weight="normal" officeooo:rsid="001444aa" officeooo:paragraph-rsid="00c30aa1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DejaVu Sans1" fo:font-size="10pt" style:text-underline-style="none" officeooo:rsid="001eda6a" officeooo:paragraph-rsid="001444aa" style:font-size-asian="10pt" style:font-size-complex="10pt"/>
    </style:style>
    <style:style style:name="P29" style:family="paragraph" style:parent-style-name="Standard">
      <style:text-properties style:font-name="DejaVu Sans1" fo:font-size="10pt" style:text-underline-style="none" officeooo:rsid="001eda6a" officeooo:paragraph-rsid="00c30aa1" style:font-size-asian="10pt" style:font-size-complex="10pt"/>
    </style:style>
    <style:style style:name="P30" style:family="paragraph" style:parent-style-name="Standard">
      <style:text-properties style:font-name="DejaVu Sans1" officeooo:rsid="001444aa" officeooo:paragraph-rsid="001444aa"/>
    </style:style>
    <style:style style:name="P31" style:family="paragraph" style:parent-style-name="Standard">
      <style:text-properties style:font-name="DejaVu Sans1" officeooo:rsid="001444aa" officeooo:paragraph-rsid="00c30aa1"/>
    </style:style>
    <style:style style:name="P32" style:family="paragraph" style:parent-style-name="Standard">
      <style:text-properties style:font-name="DejaVu Sans1" fo:font-size="11pt" officeooo:rsid="001444aa" officeooo:paragraph-rsid="001444aa" style:font-size-asian="11pt" style:font-size-complex="11pt"/>
    </style:style>
    <style:style style:name="P33" style:family="paragraph" style:parent-style-name="Standard">
      <style:text-properties style:font-name="DejaVu Sans1" fo:font-size="11pt" officeooo:rsid="001444aa" officeooo:paragraph-rsid="002cb910" style:font-size-asian="11pt" style:font-size-complex="11pt"/>
    </style:style>
    <style:style style:name="P34" style:family="paragraph" style:parent-style-name="Standard">
      <style:paragraph-properties fo:line-height="115%"/>
      <style:text-properties style:font-name="DejaVu Sans1" fo:font-size="11pt" officeooo:rsid="001444aa" officeooo:paragraph-rsid="0072ee7e" style:font-size-asian="11pt" style:font-size-complex="11pt"/>
    </style:style>
    <style:style style:name="P35" style:family="paragraph" style:parent-style-name="Standard">
      <style:paragraph-properties fo:line-height="115%"/>
      <style:text-properties style:font-name="DejaVu Sans1" fo:font-size="11pt" officeooo:rsid="001444aa" officeooo:paragraph-rsid="00c30aa1" style:font-size-asian="11pt" style:font-size-complex="11pt"/>
    </style:style>
    <style:style style:name="P36" style:family="paragraph" style:parent-style-name="Standard">
      <style:text-properties style:font-name="DejaVu Sans1" fo:font-size="11pt" officeooo:rsid="001444aa" officeooo:paragraph-rsid="00c30aa1" style:font-size-asian="11pt" style:font-size-complex="11pt"/>
    </style:style>
    <style:style style:name="P37" style:family="paragraph" style:parent-style-name="Standard">
      <style:text-properties style:font-name="DejaVu Sans1" fo:font-size="11pt" officeooo:paragraph-rsid="004f5033" style:font-size-asian="11pt" style:font-size-complex="11pt"/>
    </style:style>
    <style:style style:name="P38" style:family="paragraph" style:parent-style-name="Standard">
      <style:text-properties style:font-name="DejaVu Sans1" fo:font-size="11pt" officeooo:paragraph-rsid="00584148" style:font-size-asian="11pt" style:font-size-complex="11pt"/>
    </style:style>
    <style:style style:name="P39" style:family="paragraph" style:parent-style-name="Standard">
      <style:text-properties style:font-name="DejaVu Sans1" fo:font-size="11pt" officeooo:paragraph-rsid="00591e81" style:font-size-asian="11pt" style:font-size-complex="11pt"/>
    </style:style>
    <style:style style:name="P40" style:family="paragraph" style:parent-style-name="Standard">
      <style:text-properties style:font-name="DejaVu Sans1" fo:font-size="11pt" officeooo:paragraph-rsid="00599cd0" style:font-size-asian="11pt" style:font-size-complex="11pt"/>
    </style:style>
    <style:style style:name="P41" style:family="paragraph" style:parent-style-name="Standard">
      <style:text-properties style:font-name="DejaVu Sans1" fo:font-size="11pt" officeooo:paragraph-rsid="00611537" style:font-size-asian="11pt" style:font-size-complex="11pt"/>
    </style:style>
    <style:style style:name="P42" style:family="paragraph" style:parent-style-name="Standard">
      <style:text-properties style:font-name="DejaVu Sans1" fo:font-size="11pt" officeooo:paragraph-rsid="005c1ce3" style:font-size-asian="11pt" style:font-size-complex="11pt"/>
    </style:style>
    <style:style style:name="P43" style:family="paragraph" style:parent-style-name="Standard">
      <style:text-properties style:font-name="DejaVu Sans1" fo:font-size="11pt" officeooo:paragraph-rsid="004fe93a" style:font-size-asian="11pt" style:font-size-complex="11pt"/>
    </style:style>
    <style:style style:name="P44" style:family="paragraph" style:parent-style-name="Standard">
      <style:text-properties style:font-name="DejaVu Sans1" fo:font-size="11pt" officeooo:paragraph-rsid="00c30aa1" style:font-size-asian="11pt" style:font-size-complex="11pt"/>
    </style:style>
    <style:style style:name="P45" style:family="paragraph" style:parent-style-name="Standard">
      <style:paragraph-properties fo:line-height="115%"/>
      <style:text-properties style:font-name="DejaVu Sans1" fo:font-size="11pt" fo:font-weight="normal" officeooo:rsid="002b5f04" officeooo:paragraph-rsid="004f503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line-height="115%"/>
      <style:text-properties style:font-name="DejaVu Sans1" fo:font-size="11pt" fo:font-weight="normal" officeooo:rsid="002b5f04" officeooo:paragraph-rsid="00c30aa1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line-height="115%"/>
      <style:text-properties style:font-name="DejaVu Sans1" fo:font-size="11pt" fo:font-weight="normal" officeooo:rsid="003a84a9" officeooo:paragraph-rsid="004f5033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line-height="115%"/>
      <style:text-properties style:font-name="DejaVu Sans1" fo:font-size="11pt" fo:font-weight="normal" officeooo:rsid="003a84a9" officeooo:paragraph-rsid="00c30aa1" style:font-size-asian="11pt" style:font-weight-asian="normal" style:font-size-complex="11pt" style:font-weight-complex="normal"/>
    </style:style>
    <style:style style:name="P49" style:family="paragraph" style:parent-style-name="Standard">
      <style:text-properties style:font-name="DejaVu Sans1" fo:font-size="11pt" fo:font-weight="normal" officeooo:rsid="004d8da7" officeooo:paragraph-rsid="004ae318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font-name="DejaVu Sans1" fo:font-size="11pt" fo:font-weight="normal" officeooo:rsid="004d8da7" officeooo:paragraph-rsid="004f5033" style:font-size-asian="11pt" style:font-weight-asian="normal" style:font-size-complex="11pt" style:font-weight-complex="normal"/>
    </style:style>
    <style:style style:name="P51" style:family="paragraph" style:parent-style-name="Standard">
      <style:text-properties style:font-name="DejaVu Sans1" fo:font-size="11pt" fo:font-weight="normal" officeooo:rsid="004d8da7" officeooo:paragraph-rsid="00c30aa1" style:font-size-asian="11pt" style:font-weight-asian="normal" style:font-size-complex="11pt" style:font-weight-complex="normal"/>
    </style:style>
    <style:style style:name="P52" style:family="paragraph" style:parent-style-name="Standard">
      <style:text-properties style:font-name="DejaVu Sans1" fo:font-size="11pt" fo:font-weight="bold" officeooo:rsid="002f2253" officeooo:paragraph-rsid="004ae318" style:font-size-asian="11pt" style:font-weight-asian="bold" style:font-size-complex="11pt" style:font-weight-complex="bold"/>
    </style:style>
    <style:style style:name="P53" style:family="paragraph" style:parent-style-name="Standard">
      <style:text-properties style:font-name="DejaVu Sans1" fo:font-size="11pt" fo:font-weight="bold" officeooo:rsid="002f2253" officeooo:paragraph-rsid="00c30aa1" style:font-size-asian="11pt" style:font-weight-asian="bold" style:font-size-complex="11pt" style:font-weight-complex="bold"/>
    </style:style>
    <style:style style:name="P54" style:family="paragraph" style:parent-style-name="Standard">
      <style:text-properties style:font-name="DejaVu Sans1" fo:font-size="11pt" style:text-underline-style="none" officeooo:rsid="002b1a4b" officeooo:paragraph-rsid="004f5033" style:font-size-asian="11pt" style:font-size-complex="11pt"/>
    </style:style>
    <style:style style:name="P55" style:family="paragraph" style:parent-style-name="Standard">
      <style:text-properties style:font-name="DejaVu Sans1" fo:font-size="11pt" style:text-underline-style="none" officeooo:rsid="002b1a4b" officeooo:paragraph-rsid="00c30aa1" style:font-size-asian="11pt" style:font-size-complex="11pt"/>
    </style:style>
    <style:style style:name="P56" style:family="paragraph" style:parent-style-name="Standard">
      <style:text-properties style:font-name="DejaVu Sans1" fo:font-size="11pt" style:text-underline-style="none" officeooo:rsid="001eda6a" officeooo:paragraph-rsid="004f5033" style:font-size-asian="11pt" style:font-size-complex="11pt"/>
    </style:style>
    <style:style style:name="P57" style:family="paragraph" style:parent-style-name="Standard">
      <style:text-properties style:font-name="DejaVu Sans1" fo:font-size="11pt" style:text-underline-style="none" officeooo:rsid="001eda6a" officeooo:paragraph-rsid="00c30aa1" style:font-size-asian="11pt" style:font-size-complex="11pt"/>
    </style:style>
    <style:style style:name="P58" style:family="paragraph" style:parent-style-name="Standard">
      <style:text-properties style:font-name="DejaVu Sans1" fo:font-size="11pt" style:text-underline-style="none" officeooo:rsid="00599cd0" officeooo:paragraph-rsid="00599cd0" style:font-size-asian="11pt" style:font-size-complex="11pt"/>
    </style:style>
    <style:style style:name="P59" style:family="paragraph" style:parent-style-name="Standard">
      <style:text-properties style:font-name="DejaVu Sans1" fo:font-size="11pt" style:text-underline-style="none" officeooo:rsid="00599cd0" officeooo:paragraph-rsid="00c30aa1" style:font-size-asian="11pt" style:font-size-complex="11pt"/>
    </style:style>
    <style:style style:name="P60" style:family="paragraph" style:parent-style-name="Standard">
      <style:text-properties style:font-name="DejaVu Sans1" fo:font-size="11pt" style:text-underline-style="none" officeooo:rsid="00397bdc" officeooo:paragraph-rsid="004f5033" style:font-size-asian="11pt" style:font-size-complex="11pt"/>
    </style:style>
    <style:style style:name="P61" style:family="paragraph" style:parent-style-name="Standard">
      <style:text-properties style:font-name="DejaVu Sans1" fo:font-size="11pt" style:text-underline-style="none" officeooo:rsid="00397bdc" officeooo:paragraph-rsid="005c1ce3" style:font-size-asian="11pt" style:font-size-complex="11pt"/>
    </style:style>
    <style:style style:name="P62" style:family="paragraph" style:parent-style-name="Standard">
      <style:text-properties style:font-name="DejaVu Sans1" fo:font-size="11pt" style:text-underline-style="none" officeooo:rsid="00397bdc" officeooo:paragraph-rsid="00c30aa1" style:font-size-asian="11pt" style:font-size-complex="11pt"/>
    </style:style>
    <style:style style:name="P63" style:family="paragraph" style:parent-style-name="Standard">
      <style:text-properties style:font-name="DejaVu Sans1" fo:font-size="11pt" style:text-underline-style="none" officeooo:rsid="003ddabb" officeooo:paragraph-rsid="004f5033" style:font-size-asian="11pt" style:font-size-complex="11pt"/>
    </style:style>
    <style:style style:name="P64" style:family="paragraph" style:parent-style-name="Standard">
      <style:text-properties style:font-name="DejaVu Sans1" fo:font-size="11pt" style:text-underline-style="none" officeooo:rsid="003ddabb" officeooo:paragraph-rsid="00c30aa1" style:font-size-asian="11pt" style:font-size-complex="11pt"/>
    </style:style>
    <style:style style:name="P65" style:family="paragraph" style:parent-style-name="Standard">
      <style:text-properties style:font-name="DejaVu Sans1" fo:font-size="12pt" officeooo:rsid="002f2253" officeooo:paragraph-rsid="004101f8" style:font-size-asian="12pt" style:font-size-complex="12pt"/>
    </style:style>
    <style:style style:name="P66" style:family="paragraph" style:parent-style-name="Standard">
      <style:paragraph-properties fo:line-height="115%"/>
      <style:text-properties style:font-name="DejaVu Sans1" fo:font-size="12pt" officeooo:rsid="002f2253" officeooo:paragraph-rsid="00460e55" style:font-size-asian="12pt" style:font-size-complex="12pt"/>
    </style:style>
    <style:style style:name="P67" style:family="paragraph" style:parent-style-name="Standard">
      <style:paragraph-properties fo:line-height="115%"/>
      <style:text-properties style:font-name="DejaVu Sans1" fo:font-size="12pt" officeooo:rsid="002f2253" officeooo:paragraph-rsid="00471e30" style:font-size-asian="12pt" style:font-size-complex="12pt"/>
    </style:style>
    <style:style style:name="P68" style:family="paragraph" style:parent-style-name="Standard">
      <style:paragraph-properties fo:line-height="115%"/>
      <style:text-properties style:font-name="DejaVu Sans1" fo:font-size="12pt" officeooo:rsid="002f2253" officeooo:paragraph-rsid="008c97ce" style:font-size-asian="12pt" style:font-size-complex="12pt"/>
    </style:style>
    <style:style style:name="P69" style:family="paragraph" style:parent-style-name="Standard">
      <style:paragraph-properties fo:line-height="115%"/>
      <style:text-properties style:font-name="DejaVu Sans1" fo:font-size="12pt" officeooo:rsid="002f2253" officeooo:paragraph-rsid="00c24eef" style:font-size-asian="12pt" style:font-size-complex="12pt"/>
    </style:style>
    <style:style style:name="P70" style:family="paragraph" style:parent-style-name="Standard">
      <style:paragraph-properties fo:line-height="115%"/>
      <style:text-properties style:font-name="DejaVu Sans1" fo:font-size="12pt" officeooo:rsid="002f2253" officeooo:paragraph-rsid="00c30aa1" style:font-size-asian="12pt" style:font-size-complex="12pt"/>
    </style:style>
    <style:style style:name="P71" style:family="paragraph" style:parent-style-name="Standard">
      <style:text-properties style:font-name="DejaVu Sans1" fo:font-size="12pt" officeooo:rsid="002f2253" officeooo:paragraph-rsid="00c30aa1" style:font-size-asian="12pt" style:font-size-complex="12pt"/>
    </style:style>
    <style:style style:name="P72" style:family="paragraph" style:parent-style-name="Standard">
      <style:paragraph-properties fo:line-height="115%"/>
      <style:text-properties style:font-name="DejaVu Sans1" fo:font-size="12pt" officeooo:rsid="0013bf4c" officeooo:paragraph-rsid="00a6462b" style:font-size-asian="12pt" style:font-size-complex="12pt"/>
    </style:style>
    <style:style style:name="P73" style:family="paragraph" style:parent-style-name="Standard">
      <style:paragraph-properties fo:line-height="115%"/>
      <style:text-properties style:font-name="DejaVu Sans1" fo:font-size="12pt" officeooo:rsid="0013bf4c" officeooo:paragraph-rsid="00c24eef" style:font-size-asian="12pt" style:font-size-complex="12pt"/>
    </style:style>
    <style:style style:name="P74" style:family="paragraph" style:parent-style-name="Standard">
      <style:paragraph-properties fo:line-height="115%"/>
      <style:text-properties style:font-name="DejaVu Sans1" fo:font-size="12pt" officeooo:rsid="0013bf4c" officeooo:paragraph-rsid="00c30aa1" style:font-size-asian="12pt" style:font-size-complex="12pt"/>
    </style:style>
    <style:style style:name="P75" style:family="paragraph" style:parent-style-name="Standard">
      <style:paragraph-properties fo:line-height="115%" fo:text-align="justify" style:justify-single-word="false"/>
      <style:text-properties style:font-name="DejaVu Sans1" fo:font-size="12pt" officeooo:rsid="001444aa" officeooo:paragraph-rsid="002b2b2c" style:font-size-asian="12pt" style:font-size-complex="12pt"/>
    </style:style>
    <style:style style:name="P76" style:family="paragraph" style:parent-style-name="Standard">
      <style:paragraph-properties fo:line-height="115%" fo:text-align="justify" style:justify-single-word="false"/>
      <style:text-properties style:font-name="DejaVu Sans1" fo:font-size="12pt" officeooo:rsid="001444aa" officeooo:paragraph-rsid="004f5033" style:font-size-asian="12pt" style:font-size-complex="12pt"/>
    </style:style>
    <style:style style:name="P77" style:family="paragraph" style:parent-style-name="Standard">
      <style:paragraph-properties fo:line-height="115%" fo:text-align="justify" style:justify-single-word="false"/>
      <style:text-properties style:font-name="DejaVu Sans1" fo:font-size="12pt" officeooo:rsid="001444aa" officeooo:paragraph-rsid="00ae3530" style:font-size-asian="12pt" style:font-size-complex="12pt"/>
    </style:style>
    <style:style style:name="P78" style:family="paragraph" style:parent-style-name="Standard">
      <style:paragraph-properties fo:line-height="115%" fo:text-align="justify" style:justify-single-word="false"/>
      <style:text-properties style:font-name="DejaVu Sans1" fo:font-size="12pt" officeooo:rsid="001444aa" officeooo:paragraph-rsid="00af3e01" style:font-size-asian="12pt" style:font-size-complex="12pt"/>
    </style:style>
    <style:style style:name="P79" style:family="paragraph" style:parent-style-name="Standard">
      <style:paragraph-properties fo:line-height="115%" fo:text-align="justify" style:justify-single-word="false"/>
      <style:text-properties style:font-name="DejaVu Sans1" fo:font-size="12pt" officeooo:rsid="001444aa" officeooo:paragraph-rsid="00c30aa1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DejaVu Sans1" fo:font-size="12pt" officeooo:rsid="001444aa" officeooo:paragraph-rsid="004f5033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DejaVu Sans1" fo:font-size="12pt" officeooo:rsid="001444aa" officeooo:paragraph-rsid="0084e5fc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DejaVu Sans1" fo:font-size="12pt" officeooo:rsid="001444aa" officeooo:paragraph-rsid="00882ce4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DejaVu Sans1" fo:font-size="12pt" officeooo:rsid="001444aa" officeooo:paragraph-rsid="00af3e01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DejaVu Sans1" fo:font-size="12pt" officeooo:rsid="001444aa" officeooo:paragraph-rsid="00b0d540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DejaVu Sans1" fo:font-size="12pt" officeooo:rsid="001444aa" officeooo:paragraph-rsid="00c30aa1" style:font-size-asian="12pt" style:font-size-complex="12pt"/>
    </style:style>
    <style:style style:name="P86" style:family="paragraph" style:parent-style-name="Standard">
      <style:text-properties style:font-name="DejaVu Sans1" fo:font-size="12pt" officeooo:rsid="001444aa" officeooo:paragraph-rsid="004f5033" style:font-size-asian="12pt" style:font-size-complex="12pt"/>
    </style:style>
    <style:style style:name="P87" style:family="paragraph" style:parent-style-name="Standard">
      <style:text-properties style:font-name="DejaVu Sans1" fo:font-size="12pt" officeooo:rsid="001444aa" officeooo:paragraph-rsid="00c30aa1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DejaVu Sans1" fo:font-size="12pt" officeooo:paragraph-rsid="0097e264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DejaVu Sans1" fo:font-size="12pt" officeooo:paragraph-rsid="00c30aa1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DejaVu Sans1" fo:font-size="12pt" fo:font-weight="bold" officeooo:rsid="002f2253" officeooo:paragraph-rsid="00c24eef" style:font-size-asian="12pt" style:font-weight-asian="bold" style:font-size-complex="12pt" style:font-weight-complex="bold"/>
    </style:style>
    <style:style style:name="P91" style:family="paragraph" style:parent-style-name="Standard">
      <style:paragraph-properties fo:line-height="115%"/>
      <style:text-properties style:font-name="DejaVu Sans1" fo:font-size="12pt" fo:font-weight="bold" officeooo:rsid="002f2253" officeooo:paragraph-rsid="00c30aa1" style:font-size-asian="12pt" style:font-weight-asian="bold" style:font-size-complex="12pt" style:font-weight-complex="bold"/>
    </style:style>
    <style:style style:name="P92" style:family="paragraph" style:parent-style-name="Standard">
      <style:text-properties style:font-name="DejaVu Sans1" fo:font-size="12pt" fo:font-weight="bold" officeooo:rsid="004ae318" officeooo:paragraph-rsid="004ae318" style:font-size-asian="12pt" style:font-weight-asian="bold" style:font-size-complex="12pt" style:font-weight-complex="bold"/>
    </style:style>
    <style:style style:name="P93" style:family="paragraph" style:parent-style-name="Standard">
      <style:text-properties style:font-name="DejaVu Sans1" fo:font-size="12pt" fo:font-weight="bold" officeooo:rsid="004ae318" officeooo:paragraph-rsid="00c30aa1" style:font-size-asian="12pt" style:font-weight-asian="bold" style:font-size-complex="12pt" style:font-weight-complex="bold"/>
    </style:style>
    <style:style style:name="P94" style:family="paragraph" style:parent-style-name="Standard">
      <style:text-properties style:font-name="DejaVu Sans1" fo:font-size="12pt" fo:font-weight="bold" officeooo:rsid="001444aa" officeooo:paragraph-rsid="004f5033" style:font-size-asian="12pt" style:font-weight-asian="bold" style:font-size-complex="12pt" style:font-weight-complex="bold"/>
    </style:style>
    <style:style style:name="P95" style:family="paragraph" style:parent-style-name="Standard">
      <style:paragraph-properties fo:line-height="115%"/>
      <style:text-properties style:font-name="DejaVu Sans1" fo:font-size="12pt" fo:font-weight="bold" officeooo:rsid="001444aa" officeooo:paragraph-rsid="0097e264" style:font-size-asian="12pt" style:font-weight-asian="bold" style:font-size-complex="12pt" style:font-weight-complex="bold"/>
    </style:style>
    <style:style style:name="P96" style:family="paragraph" style:parent-style-name="Standard">
      <style:paragraph-properties fo:line-height="115%"/>
      <style:text-properties style:font-name="DejaVu Sans1" fo:font-size="12pt" fo:font-weight="bold" officeooo:rsid="001444aa" officeooo:paragraph-rsid="00ad4ee5" style:font-size-asian="12pt" style:font-weight-asian="bold" style:font-size-complex="12pt" style:font-weight-complex="bold"/>
    </style:style>
    <style:style style:name="P97" style:family="paragraph" style:parent-style-name="Standard">
      <style:paragraph-properties fo:line-height="115%"/>
      <style:text-properties style:font-name="DejaVu Sans1" fo:font-size="12pt" fo:font-weight="bold" officeooo:rsid="001444aa" officeooo:paragraph-rsid="00c30aa1" style:font-size-asian="12pt" style:font-weight-asian="bold" style:font-size-complex="12pt" style:font-weight-complex="bold"/>
    </style:style>
    <style:style style:name="P98" style:family="paragraph" style:parent-style-name="Standard">
      <style:text-properties style:font-name="DejaVu Sans1" fo:font-size="12pt" fo:font-weight="bold" officeooo:rsid="001444aa" officeooo:paragraph-rsid="00c30aa1" style:font-size-asian="12pt" style:font-weight-asian="bold" style:font-size-complex="12pt" style:font-weight-complex="bold"/>
    </style:style>
    <style:style style:name="P99" style:family="paragraph" style:parent-style-name="Standard">
      <style:paragraph-properties fo:line-height="115%"/>
      <style:text-properties style:font-name="DejaVu Sans1" fo:font-size="12pt" fo:font-weight="normal" officeooo:rsid="0044175f" officeooo:paragraph-rsid="004ae318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line-height="115%"/>
      <style:text-properties style:font-name="DejaVu Sans1" fo:font-size="12pt" fo:font-weight="normal" officeooo:rsid="0044175f" officeooo:paragraph-rsid="00c30aa1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line-height="115%" fo:text-align="justify" style:justify-single-word="false"/>
      <style:text-properties style:font-name="DejaVu Sans1" fo:font-size="12pt" fo:font-weight="normal" officeooo:rsid="001444aa" officeooo:paragraph-rsid="00277cc7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line-height="115%" fo:text-align="justify" style:justify-single-word="false"/>
      <style:text-properties style:font-name="DejaVu Sans1" fo:font-size="12pt" fo:font-weight="normal" officeooo:rsid="001444aa" officeooo:paragraph-rsid="002b2b2c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line-height="115%" fo:text-align="justify" style:justify-single-word="false"/>
      <style:text-properties style:font-name="DejaVu Sans1" fo:font-size="12pt" fo:font-weight="normal" officeooo:rsid="001444aa" officeooo:paragraph-rsid="00c30aa1" style:font-size-asian="12pt" style:font-weight-asian="normal" style:font-size-complex="12pt" style:font-weight-complex="normal"/>
    </style:style>
    <style:style style:name="P104" style:family="paragraph" style:parent-style-name="Standard">
      <style:text-properties fo:color="#c9211e" style:font-name="DejaVu Sans1" fo:font-size="11pt" officeooo:paragraph-rsid="004f5033" style:font-size-asian="11pt" style:font-size-complex="11pt"/>
    </style:style>
    <style:style style:name="P105" style:family="paragraph" style:parent-style-name="Standard">
      <style:text-properties fo:color="#c9211e" style:font-name="DejaVu Sans1" fo:font-size="11pt" officeooo:rsid="001444aa" officeooo:paragraph-rsid="00c30aa1" style:font-size-asian="11pt" style:font-size-complex="11pt"/>
    </style:style>
    <style:style style:name="P106" style:family="paragraph" style:parent-style-name="Standard">
      <style:text-properties fo:color="#c9211e" style:font-name="DejaVu Sans1" fo:font-size="11pt" officeooo:paragraph-rsid="00c30aa1" style:font-size-asian="11pt" style:font-size-complex="11pt"/>
    </style:style>
    <style:style style:name="P107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1" fo:font-size="12pt" officeooo:rsid="003f46ab" officeooo:paragraph-rsid="00b70ecc" style:font-size-asian="12pt" style:font-size-complex="12pt"/>
    </style:style>
    <style:style style:name="P108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1" fo:font-size="12pt" officeooo:rsid="003f46ab" officeooo:paragraph-rsid="00c30aa1" style:font-size-asian="12pt" style:font-size-complex="12pt"/>
    </style:style>
    <style:style style:name="P109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1" fo:font-size="12pt" fo:font-weight="bold" officeooo:rsid="003f46ab" officeooo:paragraph-rsid="00b70ecc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1" fo:font-size="12pt" fo:font-weight="bold" officeooo:rsid="003f46ab" officeooo:paragraph-rsid="00c30aa1" style:font-size-asian="12pt" style:font-weight-asian="bold" style:font-size-complex="12pt" style:font-weight-complex="bold"/>
    </style:style>
    <style:style style:name="P111" style:family="paragraph" style:parent-style-name="Standard">
      <style:text-properties style:font-name="DejaVu Sans1" fo:font-size="10pt" fo:font-weight="bold" officeooo:rsid="002f2253" officeooo:paragraph-rsid="004101f8" style:font-size-asian="10pt" style:font-weight-asian="bold" style:font-size-complex="10pt" style:font-weight-complex="bold"/>
    </style:style>
    <style:style style:name="P112" style:family="paragraph" style:parent-style-name="Standard">
      <style:text-properties style:font-name="DejaVu Sans1" fo:font-size="10pt" fo:font-weight="bold" officeooo:rsid="002f2253" officeooo:paragraph-rsid="00c30aa1" style:font-size-asian="10pt" style:font-weight-asian="bold" style:font-size-complex="10pt" style:font-weight-complex="bold"/>
    </style:style>
    <style:style style:name="P113" style:family="paragraph" style:parent-style-name="Standard">
      <style:text-properties style:font-name="DejaVu Sans1" fo:font-size="12pt" fo:font-weight="bold" officeooo:rsid="004ae318" officeooo:paragraph-rsid="004101f8" style:font-size-asian="12pt" style:font-weight-asian="bold" style:font-size-complex="12pt" style:font-weight-complex="bold"/>
    </style:style>
    <style:style style:name="P114" style:family="paragraph" style:parent-style-name="Standard">
      <style:text-properties style:font-name="DejaVu Sans1" fo:font-size="12pt" fo:font-weight="bold" officeooo:rsid="004ae318" officeooo:paragraph-rsid="00c30aa1" style:font-size-asian="12pt" style:font-weight-asian="bold" style:font-size-complex="12pt" style:font-weight-complex="bold"/>
    </style:style>
    <style:style style:name="P115" style:family="paragraph" style:parent-style-name="Standard">
      <style:text-properties style:font-name="DejaVu Sans1" fo:font-size="12pt" fo:font-weight="bold" officeooo:rsid="004f5033" officeooo:paragraph-rsid="001444aa" style:font-size-asian="12pt" style:font-weight-asian="bold" style:font-size-complex="12pt" style:font-weight-complex="bold"/>
    </style:style>
    <style:style style:name="P116" style:family="paragraph" style:parent-style-name="Standard">
      <style:text-properties style:font-name="DejaVu Sans1" fo:font-size="12pt" fo:font-weight="bold" officeooo:rsid="004f5033" officeooo:paragraph-rsid="00c30aa1" style:font-size-asian="12pt" style:font-weight-asian="bold" style:font-size-complex="12pt" style:font-weight-complex="bold"/>
    </style:style>
    <style:style style:name="P117" style:family="paragraph" style:parent-style-name="Standard">
      <style:text-properties style:font-name="DejaVu Sans1" fo:font-size="12pt" fo:font-weight="bold" officeooo:rsid="0017ea88" officeooo:paragraph-rsid="001444aa" style:font-size-asian="12pt" style:font-weight-asian="bold" style:font-size-complex="12pt" style:font-weight-complex="bold"/>
    </style:style>
    <style:style style:name="P118" style:family="paragraph" style:parent-style-name="Standard">
      <style:text-properties style:font-name="DejaVu Sans1" fo:font-size="12pt" fo:font-weight="bold" officeooo:rsid="0017ea88" officeooo:paragraph-rsid="00c30aa1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line-height="115%"/>
      <style:text-properties style:font-name="DejaVu Sans1" fo:font-size="12pt" fo:font-style="italic" officeooo:rsid="004101f8" officeooo:paragraph-rsid="008c97ce" style:font-size-asian="12pt" style:font-style-asian="italic" style:font-size-complex="12pt" style:font-style-complex="italic"/>
    </style:style>
    <style:style style:name="P120" style:family="paragraph" style:parent-style-name="Standard">
      <style:paragraph-properties fo:line-height="115%"/>
      <style:text-properties style:font-name="DejaVu Sans1" fo:font-size="12pt" fo:font-style="italic" officeooo:rsid="004101f8" officeooo:paragraph-rsid="00c30aa1" style:font-size-asian="12pt" style:font-style-asian="italic" style:font-size-complex="12pt" style:font-style-complex="italic"/>
    </style:style>
    <style:style style:name="P121" style:family="paragraph" style:parent-style-name="Standard">
      <style:paragraph-properties fo:line-height="115%" fo:text-align="justify" style:justify-single-word="false"/>
      <style:text-properties style:font-name="DejaVu Sans1" fo:font-size="12pt" officeooo:rsid="002b1a4b" officeooo:paragraph-rsid="00af3e01" style:font-size-asian="12pt" style:font-size-complex="12pt"/>
    </style:style>
    <style:style style:name="P122" style:family="paragraph" style:parent-style-name="Standard">
      <style:paragraph-properties fo:line-height="115%" fo:text-align="justify" style:justify-single-word="false"/>
      <style:text-properties style:font-name="DejaVu Sans1" fo:font-size="12pt" officeooo:rsid="002b1a4b" officeooo:paragraph-rsid="00c30aa1" style:font-size-asian="12pt" style:font-size-complex="12pt"/>
    </style:style>
    <style:style style:name="P123" style:family="paragraph" style:parent-style-name="Standard">
      <style:text-properties style:font-name="DejaVu Sans1" fo:font-size="11pt" fo:font-weight="normal" officeooo:rsid="004d8da7" officeooo:paragraph-rsid="004f5033" style:font-size-asian="11pt" style:font-weight-asian="normal" style:font-size-complex="11pt" style:font-weight-complex="normal"/>
    </style:style>
    <style:style style:name="P124" style:family="paragraph" style:parent-style-name="Standard">
      <style:text-properties style:font-name="DejaVu Sans1" fo:font-size="11pt" fo:font-weight="normal" officeooo:rsid="004d8da7" officeooo:paragraph-rsid="006c211a" style:font-size-asian="11pt" style:font-weight-asian="normal" style:font-size-complex="11pt" style:font-weight-complex="normal"/>
    </style:style>
    <style:style style:name="P125" style:family="paragraph" style:parent-style-name="Standard">
      <style:text-properties fo:color="#c9211e" style:font-name="DejaVu Sans1" fo:font-size="11pt" officeooo:rsid="001444aa" officeooo:paragraph-rsid="002b2b2c" style:font-size-asian="11pt" style:font-size-complex="11pt"/>
    </style:style>
    <style:style style:name="P126" style:family="paragraph" style:parent-style-name="Standard">
      <style:text-properties fo:color="#c9211e" style:font-name="DejaVu Sans1" fo:font-size="11pt" officeooo:rsid="001444aa" officeooo:paragraph-rsid="00c30aa1" style:font-size-asian="11pt" style:font-size-complex="11pt"/>
    </style:style>
    <style:style style:name="P127" style:family="paragraph" style:parent-style-name="Standard">
      <style:text-properties fo:color="#c9211e" style:font-name="DejaVu Sans1" fo:font-size="8pt" officeooo:rsid="001444aa" officeooo:paragraph-rsid="009f5b21" style:font-size-asian="8pt" style:font-size-complex="8pt"/>
    </style:style>
    <style:style style:name="P128" style:family="paragraph" style:parent-style-name="Standard">
      <style:paragraph-properties fo:line-height="115%"/>
      <style:text-properties fo:font-variant="small-caps" style:font-name="DejaVu Sans1" fo:font-size="12pt" fo:font-weight="normal" officeooo:rsid="00397bdc" officeooo:paragraph-rsid="0097e264" style:font-name-asian="Liberation Serif1" style:font-size-asian="12pt" style:font-weight-asian="normal" style:font-name-complex="Liberation Serif1" style:font-size-complex="12pt" style:font-weight-complex="normal"/>
    </style:style>
    <style:style style:name="P129" style:family="paragraph" style:parent-style-name="Standard">
      <style:paragraph-properties fo:line-height="115%"/>
      <style:text-properties fo:font-variant="small-caps" style:font-name="DejaVu Sans1" fo:font-size="12pt" fo:font-weight="normal" officeooo:rsid="00397bdc" officeooo:paragraph-rsid="00c30aa1" style:font-name-asian="Liberation Serif1" style:font-size-asian="12pt" style:font-weight-asian="normal" style:font-name-complex="Liberation Serif1" style:font-size-complex="12pt" style:font-weight-complex="normal"/>
    </style:style>
    <style:style style:name="P130" style:family="paragraph" style:parent-style-name="Standard">
      <style:paragraph-properties fo:line-height="115%"/>
      <style:text-properties fo:font-variant="normal" fo:text-transform="none" style:font-name="DejaVu Sans1" fo:font-size="12pt" fo:font-weight="normal" officeooo:rsid="003c74f3" officeooo:paragraph-rsid="00ad4ee5" style:font-name-asian="Liberation Serif1" style:font-size-asian="12pt" style:font-weight-asian="normal" style:font-name-complex="Liberation Serif1" style:font-size-complex="12pt" style:font-weight-complex="normal"/>
    </style:style>
    <style:style style:name="P131" style:family="paragraph" style:parent-style-name="Standard">
      <style:paragraph-properties fo:line-height="115%"/>
      <style:text-properties fo:font-variant="normal" fo:text-transform="none" style:font-name="DejaVu Sans1" fo:font-size="12pt" fo:font-weight="normal" officeooo:rsid="003c74f3" officeooo:paragraph-rsid="00c30aa1" style:font-name-asian="Liberation Serif1" style:font-size-asian="12pt" style:font-weight-asian="normal" style:font-name-complex="Liberation Serif1" style:font-size-complex="12pt" style:font-weight-complex="normal"/>
    </style:style>
    <style:style style:name="P132" style:family="paragraph" style:parent-style-name="Standard">
      <style:text-properties fo:color="#ce181e" style:font-name="DejaVu Sans1" fo:font-size="7pt" style:text-underline-style="none" fo:font-weight="normal" officeooo:rsid="005f45d4" officeooo:paragraph-rsid="005f45d4" style:font-size-asian="7pt" style:font-weight-asian="normal" style:font-size-complex="7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b88e05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b88e05" style:font-size-asian="8pt" style:font-style-asian="italic" style:font-size-complex="8pt" style:font-style-complex="italic"/>
    </style:style>
    <style:style style:name="T5" style:family="text">
      <style:text-properties officeooo:rsid="00b88e0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b2b2c" style:font-weight-asian="bold" style:font-weight-complex="bold"/>
    </style:style>
    <style:style style:name="T8" style:family="text">
      <style:text-properties fo:font-weight="bold" officeooo:rsid="004ae318" style:font-weight-asian="bold" style:font-weight-complex="bold"/>
    </style:style>
    <style:style style:name="T9" style:family="text">
      <style:text-properties fo:font-weight="bold" officeooo:rsid="001444aa" style:font-weight-asian="bold" style:font-weight-complex="bold"/>
    </style:style>
    <style:style style:name="T10" style:family="text">
      <style:text-properties officeooo:rsid="001444aa"/>
    </style:style>
    <style:style style:name="T11" style:family="text">
      <style:text-properties officeooo:rsid="0014bb76"/>
    </style:style>
    <style:style style:name="T12" style:family="text">
      <style:text-properties officeooo:rsid="0016aca8"/>
    </style:style>
    <style:style style:name="T13" style:family="text">
      <style:text-properties officeooo:rsid="0017ea88"/>
    </style:style>
    <style:style style:name="T14" style:family="text">
      <style:text-properties officeooo:rsid="0019d520"/>
    </style:style>
    <style:style style:name="T15" style:family="text">
      <style:text-properties officeooo:rsid="001b1318"/>
    </style:style>
    <style:style style:name="T16" style:family="text">
      <style:text-properties officeooo:rsid="001c942b"/>
    </style:style>
    <style:style style:name="T17" style:family="text">
      <style:text-properties style:text-underline-style="solid" style:text-underline-width="auto" style:text-underline-color="font-color" officeooo:rsid="001b1318"/>
    </style:style>
    <style:style style:name="T18" style:family="text">
      <style:text-properties style:text-underline-style="solid" style:text-underline-width="auto" style:text-underline-color="font-color" officeooo:rsid="001eda6a"/>
    </style:style>
    <style:style style:name="T19" style:family="text">
      <style:text-properties style:text-underline-style="solid" style:text-underline-width="auto" style:text-underline-color="font-color" officeooo:rsid="002b1a4b"/>
    </style:style>
    <style:style style:name="T20" style:family="text">
      <style:text-properties style:text-underline-style="solid" style:text-underline-width="auto" style:text-underline-color="font-color" officeooo:rsid="002d9c22"/>
    </style:style>
    <style:style style:name="T21" style:family="text">
      <style:text-properties style:text-underline-style="solid" style:text-underline-width="auto" style:text-underline-color="font-color" officeooo:rsid="00397bdc"/>
    </style:style>
    <style:style style:name="T22" style:family="text">
      <style:text-properties style:text-underline-style="solid" style:text-underline-width="auto" style:text-underline-color="font-color" officeooo:rsid="003ddabb"/>
    </style:style>
    <style:style style:name="T23" style:family="text">
      <style:text-properties style:text-underline-style="solid" style:text-underline-width="auto" style:text-underline-color="font-color" fo:font-weight="normal" officeooo:rsid="001b1318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officeooo:rsid="00591e81"/>
    </style:style>
    <style:style style:name="T25" style:family="text">
      <style:text-properties style:text-underline-style="solid" style:text-underline-width="auto" style:text-underline-color="font-color" officeooo:rsid="00599cd0"/>
    </style:style>
    <style:style style:name="T26" style:family="text">
      <style:text-properties style:text-underline-style="solid" style:text-underline-width="auto" style:text-underline-color="font-color" officeooo:rsid="005c1ce3"/>
    </style:style>
    <style:style style:name="T27" style:family="text">
      <style:text-properties officeooo:rsid="001eda6a"/>
    </style:style>
    <style:style style:name="T28" style:family="text">
      <style:text-properties style:text-underline-style="none" officeooo:rsid="001eda6a"/>
    </style:style>
    <style:style style:name="T29" style:family="text">
      <style:text-properties style:text-underline-style="none" officeooo:rsid="002b1a4b"/>
    </style:style>
    <style:style style:name="T30" style:family="text">
      <style:text-properties style:text-underline-style="none" officeooo:rsid="00397bdc"/>
    </style:style>
    <style:style style:name="T31" style:family="text">
      <style:text-properties style:text-underline-style="none" officeooo:rsid="003ddabb"/>
    </style:style>
    <style:style style:name="T32" style:family="text">
      <style:text-properties style:text-underline-style="none" officeooo:rsid="001444aa"/>
    </style:style>
    <style:style style:name="T33" style:family="text">
      <style:text-properties style:text-underline-style="none" officeooo:rsid="00591e81"/>
    </style:style>
    <style:style style:name="T34" style:family="text">
      <style:text-properties style:text-underline-style="none" officeooo:rsid="00599cd0"/>
    </style:style>
    <style:style style:name="T35" style:family="text">
      <style:text-properties style:text-underline-style="none" officeooo:rsid="005c1ce3"/>
    </style:style>
    <style:style style:name="T36" style:family="text">
      <style:text-properties style:text-underline-style="none" fo:font-weight="normal" officeooo:rsid="00397bdc" style:font-name-asian="Liberation Serif1" style:font-weight-asian="normal" style:font-name-complex="Liberation Serif1" style:font-weight-complex="normal"/>
    </style:style>
    <style:style style:name="T37" style:family="text">
      <style:text-properties officeooo:rsid="00221256"/>
    </style:style>
    <style:style style:name="T38" style:family="text">
      <style:text-properties officeooo:rsid="002b1a4b"/>
    </style:style>
    <style:style style:name="T39" style:family="text">
      <style:text-properties officeooo:rsid="002b2b2c"/>
    </style:style>
    <style:style style:name="T40" style:family="text">
      <style:text-properties fo:font-weight="normal" officeooo:rsid="001444aa" style:font-weight-asian="normal" style:font-weight-complex="normal"/>
    </style:style>
    <style:style style:name="T41" style:family="text">
      <style:text-properties fo:font-weight="normal" officeooo:rsid="003a84a9" style:font-weight-asian="normal" style:font-weight-complex="normal"/>
    </style:style>
    <style:style style:name="T42" style:family="text">
      <style:text-properties fo:font-weight="normal" officeooo:rsid="0044175f" style:font-weight-asian="normal" style:font-weight-complex="normal"/>
    </style:style>
    <style:style style:name="T43" style:family="text">
      <style:text-properties fo:font-weight="normal" officeooo:rsid="004d8da7" style:font-weight-asian="normal" style:font-weight-complex="normal"/>
    </style:style>
    <style:style style:name="T44" style:family="text">
      <style:text-properties fo:font-weight="normal" officeooo:rsid="001b1318" style:font-weight-asian="normal" style:font-weight-complex="normal"/>
    </style:style>
    <style:style style:name="T45" style:family="text">
      <style:text-properties fo:font-weight="normal" officeooo:rsid="004fe93a" style:font-weight-asian="normal" style:font-weight-complex="normal"/>
    </style:style>
    <style:style style:name="T46" style:family="text">
      <style:text-properties fo:font-weight="normal" officeooo:rsid="0050996a" style:font-weight-asian="normal" style:font-weight-complex="normal"/>
    </style:style>
    <style:style style:name="T47" style:family="text">
      <style:text-properties fo:font-weight="normal" officeooo:rsid="0017ea88" style:font-name-asian="Liberation Serif1" style:font-weight-asian="normal" style:font-name-complex="Liberation Serif1" style:font-weight-complex="normal"/>
    </style:style>
    <style:style style:name="T48" style:family="text">
      <style:text-properties fo:font-weight="normal" officeooo:rsid="002b2b2c" style:font-name-asian="Liberation Serif1" style:font-weight-asian="normal" style:font-name-complex="Liberation Serif1" style:font-weight-complex="normal"/>
    </style:style>
    <style:style style:name="T49" style:family="text">
      <style:text-properties fo:font-weight="normal" officeooo:rsid="00397bdc" style:font-name-asian="Liberation Serif1" style:font-weight-asian="normal" style:font-name-complex="Liberation Serif1" style:font-weight-complex="normal"/>
    </style:style>
    <style:style style:name="T50" style:family="text">
      <style:text-properties officeooo:rsid="002d9c22"/>
    </style:style>
    <style:style style:name="T51" style:family="text">
      <style:text-properties fo:font-variant="small-caps" fo:font-weight="normal" officeooo:rsid="00397bdc" style:font-name-asian="Liberation Serif1" style:font-weight-asian="normal" style:font-name-complex="Liberation Serif1" style:font-weight-complex="normal"/>
    </style:style>
    <style:style style:name="T52" style:family="text">
      <style:text-properties officeooo:rsid="003ddabb"/>
    </style:style>
    <style:style style:name="T53" style:family="text">
      <style:text-properties fo:font-style="italic" officeooo:rsid="004f5033" style:font-style-asian="italic" style:font-style-complex="italic"/>
    </style:style>
    <style:style style:name="T54" style:family="text">
      <style:text-properties fo:font-style="italic" officeooo:rsid="004101f8" style:font-style-asian="italic" style:font-style-complex="italic"/>
    </style:style>
    <style:style style:name="T55" style:family="text">
      <style:text-properties fo:font-style="italic" officeooo:rsid="002b2b2c" style:font-style-asian="italic" style:font-style-complex="italic"/>
    </style:style>
    <style:style style:name="T56" style:family="text">
      <style:text-properties fo:font-style="italic" officeooo:rsid="00221256" style:font-style-asian="italic" style:font-style-complex="italic"/>
    </style:style>
    <style:style style:name="T57" style:family="text">
      <style:text-properties fo:font-style="italic" officeooo:rsid="002d9c22" style:font-style-asian="italic" style:font-style-complex="italic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4f5033" style:font-style-asian="italic" style:font-weight-asian="bold" style:font-style-complex="italic" style:font-weight-complex="bold"/>
    </style:style>
    <style:style style:name="T60" style:family="text">
      <style:text-properties fo:font-style="italic" fo:font-weight="normal" officeooo:rsid="0044175f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2b5f04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3a84a9" style:font-style-asian="italic" style:font-weight-asian="normal" style:font-style-complex="italic" style:font-weight-complex="normal"/>
    </style:style>
    <style:style style:name="T63" style:family="text">
      <style:text-properties fo:font-style="normal" officeooo:rsid="002b2b2c" style:font-style-asian="normal" style:font-style-complex="normal"/>
    </style:style>
    <style:style style:name="T64" style:family="text">
      <style:text-properties fo:font-style="normal" officeooo:rsid="006e418b" style:font-style-asian="normal" style:font-style-complex="normal"/>
    </style:style>
    <style:style style:name="T6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6" style:family="text">
      <style:text-properties officeooo:rsid="004101f8"/>
    </style:style>
    <style:style style:name="T67" style:family="text">
      <style:text-properties officeooo:rsid="0044175f"/>
    </style:style>
    <style:style style:name="T68" style:family="text">
      <style:text-properties officeooo:rsid="004ae318"/>
    </style:style>
    <style:style style:name="T69" style:family="text">
      <style:text-properties fo:color="#ce181e" fo:font-weight="normal" officeooo:rsid="004d8da7" style:font-weight-asian="normal" style:font-weight-complex="normal"/>
    </style:style>
    <style:style style:name="T70" style:family="text">
      <style:text-properties fo:color="#ce181e" fo:font-weight="normal" officeooo:rsid="004e5782" style:font-weight-asian="normal" style:font-weight-complex="normal"/>
    </style:style>
    <style:style style:name="T71" style:family="text">
      <style:text-properties fo:color="#ce181e" fo:font-weight="normal" officeooo:rsid="006c211a" style:font-weight-asian="normal" style:font-weight-complex="normal"/>
    </style:style>
    <style:style style:name="T72" style:family="text">
      <style:text-properties fo:color="#ce181e" fo:font-style="italic" fo:font-weight="normal" officeooo:rsid="004e5782" style:font-style-asian="italic" style:font-weight-asian="normal" style:font-style-complex="italic" style:font-weight-complex="normal"/>
    </style:style>
    <style:style style:name="T73" style:family="text">
      <style:text-properties fo:color="#ce181e" fo:font-style="italic" fo:font-weight="normal" officeooo:rsid="006c211a" style:font-style-asian="italic" style:font-weight-asian="normal" style:font-style-complex="italic" style:font-weight-complex="normal"/>
    </style:style>
    <style:style style:name="T74" style:family="text">
      <style:text-properties fo:color="#ce181e" fo:font-size="7pt" fo:font-weight="normal" officeooo:rsid="004fe93a" style:font-size-asian="7pt" style:font-weight-asian="normal" style:font-size-complex="7pt" style:font-weight-complex="normal"/>
    </style:style>
    <style:style style:name="T75" style:family="text">
      <style:text-properties fo:color="#ce181e" fo:font-size="7pt" fo:font-weight="normal" officeooo:rsid="004e5782" style:font-size-asian="7pt" style:font-weight-asian="normal" style:font-size-complex="7pt" style:font-weight-complex="normal"/>
    </style:style>
    <style:style style:name="T76" style:family="text">
      <style:text-properties fo:color="#ce181e" fo:font-size="7pt" fo:font-weight="normal" officeooo:rsid="004d8da7" style:font-size-asian="7pt" style:font-weight-asian="normal" style:font-size-complex="7pt" style:font-weight-complex="normal"/>
    </style:style>
    <style:style style:name="T77" style:family="text">
      <style:text-properties fo:color="#ce181e" fo:font-size="7pt" fo:font-style="italic" fo:font-weight="normal" officeooo:rsid="004fe93a" style:font-size-asian="7pt" style:font-style-asian="italic" style:font-weight-asian="normal" style:font-size-complex="7pt" style:font-style-complex="italic" style:font-weight-complex="normal"/>
    </style:style>
    <style:style style:name="T78" style:family="text">
      <style:text-properties fo:color="#ce181e" fo:font-size="7pt" fo:font-style="italic" fo:font-weight="normal" officeooo:rsid="004e5782" style:font-size-asian="7pt" style:font-style-asian="italic" style:font-weight-asian="normal" style:font-size-complex="7pt" style:font-style-complex="italic" style:font-weight-complex="normal"/>
    </style:style>
    <style:style style:name="T79" style:family="text">
      <style:text-properties fo:color="#ce181e" fo:font-size="7pt" fo:font-style="italic" fo:font-weight="normal" officeooo:rsid="006e418b" style:font-size-asian="7pt" style:font-style-asian="italic" style:font-weight-asian="normal" style:font-size-complex="7pt" style:font-style-complex="italic" style:font-weight-complex="normal"/>
    </style:style>
    <style:style style:name="T80" style:family="text">
      <style:text-properties fo:color="#ce181e" fo:font-size="7pt" style:text-underline-style="none" fo:font-weight="normal" officeooo:rsid="005f45d4" style:font-size-asian="7pt" style:font-weight-asian="normal" style:font-size-complex="7pt" style:font-weight-complex="normal"/>
    </style:style>
    <style:style style:name="T81" style:family="text">
      <style:text-properties fo:color="#ce181e" fo:font-size="7pt" style:text-underline-style="none" fo:font-weight="normal" officeooo:rsid="001444aa" style:font-size-asian="7pt" style:font-weight-asian="normal" style:font-size-complex="7pt" style:font-weight-complex="normal"/>
    </style:style>
    <style:style style:name="T82" style:family="text">
      <style:text-properties fo:color="#ce181e" fo:font-size="7pt" style:text-underline-style="none" fo:font-weight="normal" officeooo:rsid="0017ea88" style:font-size-asian="7pt" style:font-weight-asian="normal" style:font-size-complex="7pt" style:font-weight-complex="normal"/>
    </style:style>
    <style:style style:name="T83" style:family="text">
      <style:text-properties fo:color="#ce181e" fo:font-size="7pt" style:text-underline-style="none" fo:font-weight="normal" officeooo:rsid="005e553e" style:font-size-asian="7pt" style:font-weight-asian="normal" style:font-size-complex="7pt" style:font-weight-complex="normal"/>
    </style:style>
    <style:style style:name="T84" style:family="text">
      <style:text-properties fo:color="#ce181e" fo:font-size="7pt" style:text-underline-style="none" officeooo:rsid="0077bd29" style:font-size-asian="7pt" style:font-size-complex="7pt"/>
    </style:style>
    <style:style style:name="T85" style:family="text">
      <style:text-properties fo:color="#ce181e" fo:font-size="11pt" style:text-underline-style="none" fo:font-weight="normal" officeooo:rsid="001444aa" style:font-size-asian="11pt" style:font-weight-asian="normal" style:font-size-complex="11pt" style:font-weight-complex="normal"/>
    </style:style>
    <style:style style:name="T86" style:family="text">
      <style:text-properties fo:color="#ce181e" fo:font-size="11pt" style:text-underline-style="none" fo:font-weight="normal" officeooo:rsid="001eda6a" style:font-size-asian="11pt" style:font-weight-asian="normal" style:font-size-complex="11pt" style:font-weight-complex="normal"/>
    </style:style>
    <style:style style:name="T87" style:family="text">
      <style:text-properties fo:color="#ce181e" fo:font-size="11pt" style:text-underline-style="none" fo:font-weight="normal" officeooo:rsid="005e553e" style:font-size-asian="11pt" style:font-weight-asian="normal" style:font-size-complex="11pt" style:font-weight-complex="normal"/>
    </style:style>
    <style:style style:name="T88" style:family="text">
      <style:text-properties fo:color="#ce181e" fo:font-size="11pt" style:text-underline-style="none" fo:font-weight="normal" officeooo:rsid="00397bdc" style:font-name-asian="Liberation Serif1" style:font-size-asian="11pt" style:font-weight-asian="normal" style:font-name-complex="Liberation Serif1" style:font-size-complex="11pt" style:font-weight-complex="normal"/>
    </style:style>
    <style:style style:name="T89" style:family="text">
      <style:text-properties fo:color="#ce181e" fo:font-size="11pt" style:text-underline-style="solid" style:text-underline-width="auto" style:text-underline-color="font-color" fo:font-weight="normal" officeooo:rsid="005e553e" style:font-size-asian="11pt" style:font-weight-asian="normal" style:font-size-complex="11pt" style:font-weight-complex="normal"/>
    </style:style>
    <style:style style:name="T90" style:family="text">
      <style:text-properties fo:color="#ce181e" fo:font-size="6pt" fo:font-weight="normal" officeooo:rsid="004fe93a" style:font-size-asian="6pt" style:font-weight-asian="normal" style:font-size-complex="6pt" style:font-weight-complex="normal"/>
    </style:style>
    <style:style style:name="T91" style:family="text">
      <style:text-properties fo:color="#ce181e" fo:font-size="6pt" fo:font-style="italic" fo:font-weight="normal" officeooo:rsid="0050996a" style:font-size-asian="6pt" style:font-style-asian="italic" style:font-weight-asian="normal" style:font-size-complex="6pt" style:font-style-complex="italic" style:font-weight-complex="normal"/>
    </style:style>
    <style:style style:name="T92" style:family="text">
      <style:text-properties fo:font-variant="normal" fo:text-transform="none"/>
    </style:style>
    <style:style style:name="T93" style:family="text">
      <style:text-properties fo:font-variant="normal" fo:text-transform="none" fo:color="#ce181e" style:text-underline-style="none" fo:font-weight="normal" officeooo:rsid="00397bdc" style:font-name-asian="Liberation Serif1" style:font-weight-asian="normal" style:font-name-complex="Liberation Serif1" style:font-weight-complex="normal"/>
    </style:style>
    <style:style style:name="T94" style:family="text">
      <style:text-properties fo:font-variant="normal" fo:text-transform="none" style:use-window-font-color="true" fo:font-style="italic" style:text-underline-style="none" fo:font-weight="normal" officeooo:rsid="007211a5" style:font-name-asian="Liberation Serif1" style:font-style-asian="italic" style:font-weight-asian="normal" style:font-name-complex="Liberation Serif1" style:font-style-complex="italic" style:font-weight-complex="normal"/>
    </style:style>
    <style:style style:name="T95" style:family="text">
      <style:text-properties fo:font-variant="normal" fo:text-transform="none" style:use-window-font-color="true" fo:font-style="normal" style:text-underline-style="none" fo:font-weight="normal" officeooo:rsid="0072ee7e" style:font-name-asian="Liberation Serif1" style:font-style-asian="normal" style:font-weight-asian="normal" style:font-name-complex="Liberation Serif1" style:font-style-complex="normal" style:font-weight-complex="normal"/>
    </style:style>
    <style:style style:name="T96" style:family="text">
      <style:text-properties fo:font-variant="normal" fo:text-transform="none" style:text-underline-style="none" fo:font-weight="normal" officeooo:rsid="00397bdc" style:font-name-asian="Liberation Serif1" style:font-weight-asian="normal" style:font-name-complex="Liberation Serif1" style:font-weight-complex="normal"/>
    </style:style>
    <style:style style:name="T97" style:family="text">
      <style:text-properties fo:font-variant="normal" fo:text-transform="none" style:text-underline-style="none" fo:font-weight="normal" officeooo:rsid="001eda6a" style:font-name-asian="Liberation Serif1" style:font-weight-asian="normal" style:font-name-complex="Liberation Serif1" style:font-weight-complex="normal"/>
    </style:style>
    <style:style style:name="T98" style:family="text">
      <style:text-properties fo:font-variant="normal" fo:text-transform="none" style:text-underline-style="none" fo:font-weight="bold" officeooo:rsid="004ae318" style:font-name-asian="Liberation Serif1" style:font-weight-asian="bold" style:font-name-complex="Liberation Serif1" style:font-weight-complex="bold"/>
    </style:style>
    <style:style style:name="T99" style:family="text">
      <style:text-properties fo:font-variant="normal" fo:text-transform="none" style:text-underline-style="none" fo:font-weight="bold" officeooo:rsid="002b2b2c" style:font-name-asian="Liberation Serif1" style:font-weight-asian="bold" style:font-name-complex="Liberation Serif1" style:font-weight-complex="bold"/>
    </style:style>
    <style:style style:name="T100" style:family="text">
      <style:text-properties fo:font-variant="normal" fo:text-transform="none" fo:font-style="italic" style:text-underline-style="none" fo:font-weight="bold" officeooo:rsid="004f5033" style:font-name-asian="Liberation Serif1" style:font-style-asian="italic" style:font-weight-asian="bold" style:font-name-complex="Liberation Serif1" style:font-style-complex="italic" style:font-weight-complex="bold"/>
    </style:style>
    <style:style style:name="T101" style:family="text">
      <style:text-properties fo:font-variant="normal" fo:text-transform="none" fo:font-style="italic" style:text-underline-style="none" fo:font-weight="normal" officeooo:rsid="007211a5" style:font-name-asian="Liberation Serif1" style:font-style-asian="italic" style:font-weight-asian="normal" style:font-name-complex="Liberation Serif1" style:font-style-complex="italic" style:font-weight-complex="normal"/>
    </style:style>
    <style:style style:name="T102" style:family="text">
      <style:text-properties fo:font-variant="normal" fo:text-transform="none" fo:font-style="normal" style:text-underline-style="none" fo:font-weight="normal" officeooo:rsid="0072ee7e" style:font-name-asian="Liberation Serif1" style:font-style-asian="normal" style:font-weight-asian="normal" style:font-name-complex="Liberation Serif1" style:font-style-complex="normal" style:font-weight-complex="normal"/>
    </style:style>
    <style:style style:name="T103" style:family="text">
      <style:text-properties fo:font-variant="normal" fo:text-transform="none" style:text-underline-style="solid" style:text-underline-width="auto" style:text-underline-color="font-color" fo:font-weight="normal" officeooo:rsid="00397bdc" style:font-name-asian="Liberation Serif1" style:font-weight-asian="normal" style:font-name-complex="Liberation Serif1" style:font-weight-complex="normal"/>
    </style:style>
    <style:style style:name="T104" style:family="text">
      <style:text-properties fo:font-variant="normal" fo:text-transform="none" fo:font-weight="normal" officeooo:rsid="0017ea88" style:font-name-asian="Liberation Serif1" style:font-weight-asian="normal" style:font-name-complex="Liberation Serif1" style:font-weight-complex="normal"/>
    </style:style>
    <style:style style:name="T105" style:family="text">
      <style:text-properties fo:font-variant="normal" fo:text-transform="none" fo:font-weight="normal" officeooo:rsid="002b2b2c" style:font-name-asian="Liberation Serif1" style:font-weight-asian="normal" style:font-name-complex="Liberation Serif1" style:font-weight-complex="normal"/>
    </style:style>
    <style:style style:name="T106" style:family="text">
      <style:text-properties fo:font-variant="normal" fo:text-transform="none" fo:font-weight="normal" officeooo:rsid="003c74f3" style:font-name-asian="Liberation Serif1" style:font-weight-asian="normal" style:font-name-complex="Liberation Serif1" style:font-weight-complex="normal"/>
    </style:style>
    <style:style style:name="T107" style:family="text">
      <style:text-properties officeooo:rsid="004f5033"/>
    </style:style>
    <style:style style:name="T108" style:family="text">
      <style:text-properties officeooo:rsid="006aed5d"/>
    </style:style>
    <style:style style:name="T109" style:family="text">
      <style:text-properties officeooo:rsid="0017ea88" style:font-name-asian="Liberation Serif1" style:font-name-complex="Liberation Serif1"/>
    </style:style>
    <style:style style:name="T110" style:family="text">
      <style:text-properties officeooo:rsid="002b2b2c" style:font-name-asian="Liberation Serif1" style:font-name-complex="Liberation Serif1"/>
    </style:style>
    <style:style style:name="T111" style:family="text">
      <style:text-properties fo:font-size="12pt" fo:font-weight="bold" style:font-size-asian="12pt" style:font-weight-asian="bold" style:font-size-complex="12pt" style:font-weight-complex="bold"/>
    </style:style>
    <style:style style:name="T112" style:family="text">
      <style:text-properties fo:font-size="12pt" fo:font-weight="bold" officeooo:rsid="004f5033" style:font-size-asian="12pt" style:font-weight-asian="bold" style:font-size-complex="12pt" style:font-weight-complex="bold"/>
    </style:style>
    <style:style style:name="T113" style:family="text">
      <style:text-properties fo:font-size="12pt" fo:font-weight="bold" officeooo:rsid="0027611c" style:font-size-asian="12pt" style:font-weight-asian="bold" style:font-size-complex="12pt" style:font-weight-complex="bold"/>
    </style:style>
    <style:style style:name="T114" style:family="text">
      <style:text-properties fo:font-size="12pt" fo:font-weight="bold" officeooo:rsid="00277cc7" style:font-size-asian="12pt" style:font-weight-asian="bold" style:font-size-complex="12pt" style:font-weight-complex="bold"/>
    </style:style>
    <style:style style:name="T115" style:family="text">
      <style:text-properties fo:font-size="12pt" fo:font-weight="bold" officeooo:rsid="0017ea88" style:font-size-asian="12pt" style:font-weight-asian="bold" style:font-size-complex="12pt" style:font-weight-complex="bold"/>
    </style:style>
    <style:style style:name="T116" style:family="text">
      <style:text-properties fo:font-size="12pt" fo:font-style="italic" fo:font-weight="bold" officeooo:rsid="004f5033" style:font-size-asian="12pt" style:font-style-asian="italic" style:font-weight-asian="bold" style:font-size-complex="12pt" style:font-style-complex="italic" style:font-weight-complex="bold"/>
    </style:style>
    <style:style style:name="T117" style:family="text">
      <style:text-properties fo:font-size="11pt" style:text-underline-style="none" officeooo:rsid="001444aa" style:font-size-asian="11pt" style:font-size-complex="11pt"/>
    </style:style>
    <style:style style:name="T118" style:family="text">
      <style:text-properties fo:font-size="11pt" style:text-underline-style="none" officeooo:rsid="001eda6a" style:font-size-asian="11pt" style:font-size-complex="11pt"/>
    </style:style>
    <style:style style:name="T119" style:family="text">
      <style:text-properties fo:font-size="11pt" style:text-underline-style="none" officeooo:rsid="005e553e" style:font-size-asian="11pt" style:font-size-complex="11pt"/>
    </style:style>
    <style:style style:name="T120" style:family="text">
      <style:text-properties fo:font-size="11pt" style:text-underline-style="none" officeooo:rsid="005c1ce3" style:font-size-asian="11pt" style:font-size-complex="11pt"/>
    </style:style>
    <style:style style:name="T121" style:family="text">
      <style:text-properties fo:font-size="11pt" style:text-underline-style="none" fo:font-weight="normal" officeooo:rsid="00397bdc" style:font-name-asian="Liberation Serif1" style:font-size-asian="11pt" style:font-weight-asian="normal" style:font-name-complex="Liberation Serif1" style:font-size-complex="11pt" style:font-weight-complex="normal"/>
    </style:style>
    <style:style style:name="T122" style:family="text">
      <style:text-properties fo:font-size="11pt" style:text-underline-style="solid" style:text-underline-width="auto" style:text-underline-color="font-color" officeooo:rsid="005e553e" style:font-size-asian="11pt" style:font-size-complex="11pt"/>
    </style:style>
    <style:style style:name="T123" style:family="text">
      <style:text-properties fo:font-size="11pt" style:text-underline-style="solid" style:text-underline-width="auto" style:text-underline-color="font-color" officeooo:rsid="001c942b" style:font-size-asian="11pt" style:font-size-complex="11pt"/>
    </style:style>
    <style:style style:name="T124" style:family="text">
      <style:text-properties fo:font-size="11pt" style:text-underline-style="solid" style:text-underline-width="auto" style:text-underline-color="font-color" officeooo:rsid="001cede8" style:font-size-asian="11pt" style:font-size-complex="11pt"/>
    </style:style>
    <style:style style:name="T125" style:family="text">
      <style:text-properties fo:font-size="11pt" style:text-underline-style="solid" style:text-underline-width="auto" style:text-underline-color="font-color" officeooo:rsid="001eda6a" style:font-size-asian="11pt" style:font-size-complex="11pt"/>
    </style:style>
    <style:style style:name="T126" style:family="text">
      <style:text-properties fo:font-size="11pt" style:text-underline-style="solid" style:text-underline-width="auto" style:text-underline-color="font-color" officeooo:rsid="005c1ce3" style:font-size-asian="11pt" style:font-size-complex="11pt"/>
    </style:style>
    <style:style style:name="T127" style:family="text">
      <style:text-properties fo:font-size="11pt" style:text-underline-style="solid" style:text-underline-width="auto" style:text-underline-color="font-color" fo:font-weight="normal" officeooo:rsid="00265dad" style:font-size-asian="11pt" style:font-weight-asian="normal" style:font-size-complex="11pt" style:font-weight-complex="normal"/>
    </style:style>
    <style:style style:name="T128" style:family="text">
      <style:text-properties fo:font-size="11pt" style:font-size-asian="11pt" style:font-size-complex="11pt"/>
    </style:style>
    <style:style style:name="T129" style:family="text">
      <style:text-properties fo:font-size="11pt" officeooo:rsid="001c942b" style:font-size-asian="11pt" style:font-size-complex="11pt"/>
    </style:style>
    <style:style style:name="T130" style:family="text">
      <style:text-properties fo:font-size="11pt" officeooo:rsid="001444aa" style:font-size-asian="11pt" style:font-size-complex="11pt"/>
    </style:style>
    <style:style style:name="T131" style:family="text">
      <style:text-properties fo:font-size="11pt" officeooo:rsid="001cede8" style:font-size-asian="11pt" style:font-size-complex="11pt"/>
    </style:style>
    <style:style style:name="T132" style:family="text">
      <style:text-properties fo:font-size="11pt" officeooo:rsid="001eda6a" style:font-size-asian="11pt" style:font-size-complex="11pt"/>
    </style:style>
    <style:style style:name="T133" style:family="text">
      <style:text-properties fo:font-size="11pt" fo:font-weight="normal" officeooo:rsid="0044175f" style:font-size-asian="11pt" style:font-weight-asian="normal" style:font-size-complex="11pt" style:font-weight-complex="normal"/>
    </style:style>
    <style:style style:name="T134" style:family="text">
      <style:text-properties fo:font-size="11pt" fo:font-weight="normal" officeooo:rsid="004d8da7" style:font-size-asian="11pt" style:font-weight-asian="normal" style:font-size-complex="11pt" style:font-weight-complex="normal"/>
    </style:style>
    <style:style style:name="T135" style:family="text">
      <style:text-properties fo:font-size="11pt" fo:font-weight="normal" officeooo:rsid="0065723a" style:font-size-asian="11pt" style:font-weight-asian="normal" style:font-size-complex="11pt" style:font-weight-complex="normal"/>
    </style:style>
    <style:style style:name="T136" style:family="text">
      <style:text-properties fo:font-size="11pt" fo:font-weight="normal" officeooo:rsid="006387a8" style:font-size-asian="11pt" style:font-weight-asian="normal" style:font-size-complex="11pt" style:font-weight-complex="normal"/>
    </style:style>
    <style:style style:name="T137" style:family="text">
      <style:text-properties fo:font-size="11pt" fo:font-weight="normal" officeooo:rsid="0064c38d" style:font-size-asian="11pt" style:font-weight-asian="normal" style:font-size-complex="11pt" style:font-weight-complex="normal"/>
    </style:style>
    <style:style style:name="T138" style:family="text">
      <style:text-properties fo:font-size="11pt" fo:font-weight="normal" officeooo:rsid="0065b270" style:font-size-asian="11pt" style:font-weight-asian="normal" style:font-size-complex="11pt" style:font-weight-complex="normal"/>
    </style:style>
    <style:style style:name="T139" style:family="text">
      <style:text-properties fo:font-size="11pt" fo:font-weight="normal" officeooo:rsid="0066e8a5" style:font-size-asian="11pt" style:font-weight-asian="normal" style:font-size-complex="11pt" style:font-weight-complex="normal"/>
    </style:style>
    <style:style style:name="T140" style:family="text">
      <style:text-properties fo:font-size="11pt" fo:font-weight="normal" officeooo:rsid="00265dad" style:font-size-asian="11pt" style:font-weight-asian="normal" style:font-size-complex="11pt" style:font-weight-complex="normal"/>
    </style:style>
    <style:style style:name="T141" style:family="text">
      <style:text-properties fo:color="#c9211e" fo:font-size="11pt" officeooo:rsid="001cede8" style:font-size-asian="11pt" style:font-size-complex="11pt"/>
    </style:style>
    <style:style style:name="T142" style:family="text">
      <style:text-properties fo:color="#c9211e" fo:font-style="italic" fo:font-weight="normal" officeooo:rsid="002b1a4b" style:font-style-asian="italic" style:font-weight-asian="normal" style:font-style-complex="italic" style:font-weight-complex="normal"/>
    </style:style>
    <style:style style:name="T143" style:family="text">
      <style:text-properties fo:color="#c9211e" fo:font-size="4pt" style:font-size-asian="4pt" style:font-size-complex="4pt"/>
    </style:style>
    <style:style style:name="T144" style:family="text">
      <style:text-properties fo:color="#c9211e" fo:font-weight="bold" style:font-weight-asian="bold" style:font-weight-complex="bold"/>
    </style:style>
    <style:style style:name="T145" style:family="text">
      <style:text-properties style:font-name="DejaVu Sans" fo:font-weight="normal" officeooo:rsid="00c24eef" style:font-name-asian="DejaVu Sans" style:font-weight-asian="normal" style:font-name-complex="DejaVu Sans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Les propositions subordonnées </text:p>
      <text:p text:style-name="P109">d’après la </text:p>
      <text:p text:style-name="P107"><text:span text:style-name="T58">Terminologie grammaticale</text:span><text:span text:style-name="T65"> (juillet 2020)</text:span></text:p>
      <text:p text:style-name="P111"/>
      <text:p text:style-name="P65"><text:span text:style-name="T6">Rappel n°1 : </text:span><text:span text:style-name="T8">les fonctions</text:span><text:span text:style-name="T68"> </text:span><text:span text:style-name="T8">[</text:span><text:span text:style-name="T59">F</text:span><text:span text:style-name="T8">]</text:span></text:p>
      <text:p text:style-name="P113"/>
      <text:p text:style-name="P66"><text:tab/><text:span text:style-name="T145">⚫</text:span><text:span text:style-name="T66"> fonctions dans le groupe nominal : </text:span></text:p>
      <text:p text:style-name="P67"><text:span text:style-name="T66"><text:tab/><text:tab/></text:span><text:span text:style-name="T54">complément du nom, épithète, apposition</text:span></text:p>
      <text:p text:style-name="P69"><text:tab/><text:span text:style-name="T145">⚫</text:span><text:span text:style-name="T66"> fonctions dans le groupe verbal : </text:span></text:p>
      <text:p text:style-name="P68"><text:span text:style-name="T66"><text:tab/><text:tab/></text:span><text:span text:style-name="T54">sujet, attribut du sujet, COD, COI, </text:span></text:p>
      <text:p text:style-name="P119"><text:tab/><text:tab/>attribut du COD, complément d’agent</text:p>
      <text:p text:style-name="P90"><text:tab/><text:span text:style-name="T145">⚫</text:span><text:span text:style-name="T67"> </text:span><text:span text:style-name="T60">complément circonstanciel</text:span></text:p>
      <text:p text:style-name="P99"/>
      <text:p text:style-name="P37"><text:span text:style-name="T42"><text:tab/>✓</text:span><text:span text:style-name="T43"> Paul mange du pain.</text:span></text:p>
      <text:p text:style-name="P49"/>
      <text:p text:style-name="P50"><text:tab/>✓ Paul répond au téléphone.</text:p>
      <text:p text:style-name="P49"/>
      <text:p text:style-name="P50"><text:tab/>✓ Paul va à la cuisine.</text:p>
      <text:p text:style-name="P49"/>
      <text:p text:style-name="P124"><text:tab/>✓ Myriam a très lentement débranché le fil du téléphone.</text:p>
      <text:p text:style-name="P50"/>
      <text:p text:style-name="P43"><text:span text:style-name="T43"><text:tab/>✓ </text:span><text:span text:style-name="T45">Une avocate vraiment remarquable m’a aidée.</text:span></text:p>
      <text:p text:style-name="P2"/>
      <text:p text:style-name="P6"><text:span text:style-name="T43"><text:tab/>✓ </text:span><text:span text:style-name="T46">Cette </text:span><text:span text:style-name="T45">avocate, vraiment remarquable, m’a aidée.</text:span></text:p>
      <text:p text:style-name="P2"/>
      <text:p text:style-name="P8"><text:tab/>✓ Ils ont été aidés par une avocate remarquable.</text:p>
      <text:p text:style-name="P52"/>
      <text:p text:style-name="P50"><text:tab/>✓ Elles estiment Alice suffisamment compétentes.</text:p>
      <text:p text:style-name="P22"><text:tab/></text:p>
      <text:p text:style-name="P92">Rappel n°2 : les propositions</text:p>
      <text:p text:style-name="P92"/>
      <text:p text:style-name="P73"><text:tab/><text:span text:style-name="T145">⚫</text:span> proposition : au moins un groupe verbal, souvent un groupe sujet,</text:p>
      <text:p text:style-name="P72"><text:tab/> <text:s text:c="2"/>parfois <text:span text:style-name="T108">un(des) </text:span>complément<text:span text:style-name="T108">(s)</text:span> de verbe</text:p>
      <text:p text:style-name="P73"><text:tab/><text:span text:style-name="T145">⚫</text:span> pour relier 2 propositions : juxtaposition, coordination, subordination</text:p>
      <text:p text:style-name="P73"><text:tab/><text:span text:style-name="T145">⚫</text:span> proposition indépendante, principale ou subordonnée</text:p>
      <text:p text:style-name="P73"><text:tab/><text:span text:style-name="T145">⚫</text:span> <text:span text:style-name="T10">phrase averbale, phrase simple, phrase complexe</text:span></text:p>
      <text:p text:style-name="P14"/>
      <text:p text:style-name="P13"><text:span text:style-name="T42"><text:tab/></text:span><text:span text:style-name="T133">✓</text:span><text:span text:style-name="T134"> </text:span><text:span text:style-name="T135">Tu es </text:span><text:span text:style-name="T136">d</text:span><text:span text:style-name="T137">ans l’ombre</text:span><text:span text:style-name="T136"> </text:span><text:span text:style-name="T135">et je te vois mal </text:span><text:span text:style-name="T136">; </text:span><text:span text:style-name="T138">approche-toi</text:span><text:span text:style-name="T136"> </text:span><text:span text:style-name="T139">pour </text:span><text:span text:style-name="T136">que je te voie mieux !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30"><text:soft-page-break/><text:span text:style-name="T112">[</text:span><text:span text:style-name="T116">N</text:span><text:span text:style-name="T112">] </text:span><text:span text:style-name="T111">p</text:span><text:span text:style-name="T113">rop</text:span><text:span text:style-name="T114">osition</text:span><text:span text:style-name="T111"> s</text:span><text:span text:style-name="T113">ubordonnée</text:span><text:span text:style-name="T111"> complétive </text:span><text:span text:style-name="T115">conjonctive</text:span></text:p>
      <text:p text:style-name="P117"/>
      <text:p text:style-name="P101"><text:span text:style-name="T13"><text:tab/></text:span><text:span text:style-name="T109">■</text:span><text:span text:style-name="T110"> </text:span><text:span text:style-name="T13">elle complète un verbe, est introduite par « que »</text:span></text:p>
      <text:p text:style-name="P75"><text:tab/><text:span text:style-name="T47">■■</text:span><text:span text:style-name="T48"> </text:span>introduite par la conjonction de subordination « que » ; ce mot est sans fonction</text:p>
      <text:p text:style-name="P76"><text:tab/><text:span text:style-name="T8">[</text:span><text:span text:style-name="T59">F</text:span><text:span text:style-name="T8">]</text:span><text:span text:style-name="T7"> </text:span><text:span text:style-name="T39">la proposition complétive a une fonction par rapport au verbe de la proposition principale, souvent </text:span><text:span text:style-name="T55">COD</text:span><text:span text:style-name="T39"> mais aussi, entre autres, </text:span><text:span text:style-name="T55">sujet</text:span><text:span text:style-name="T63"> </text:span><text:span text:style-name="T64">ou </text:span><text:span text:style-name="T55">COI.</text:span></text:p>
      <text:p text:style-name="P86"/>
      <text:p text:style-name="P37"><text:span text:style-name="T40"><text:tab/><text:tab/></text:span>✓<text:span text:style-name="T44"> Je crois </text:span><text:span text:style-name="T23">qu’il va faire beau</text:span><text:span text:style-name="T44">.</text:span></text:p>
      <text:p text:style-name="P24"/>
      <text:p text:style-name="P12"><text:span text:style-name="T40"><text:tab/><text:tab/></text:span><text:span text:style-name="T128">✓</text:span><text:span text:style-name="T140"> </text:span><text:span text:style-name="T127">Qu’elle n’ait pas compris</text:span><text:span text:style-name="T140"> me surprend.</text:span></text:p>
      <text:p text:style-name="P26"/>
      <text:p text:style-name="P94"><text:span text:style-name="T107">[</text:span><text:span text:style-name="T53">N</text:span><text:span text:style-name="T107">] </text:span>proposition subordonnée complétive <text:span text:style-name="T13">interrogative totale</text:span></text:p>
      <text:p text:style-name="P94"/>
      <text:p text:style-name="P102"><text:span text:style-name="T13"><text:tab/></text:span><text:span text:style-name="T109">■</text:span><text:span text:style-name="T110"> </text:span><text:span text:style-name="T13">elle complète un verbe, est introduite par « si », on peut y répondre par « oui » ou « non »</text:span></text:p>
      <text:p text:style-name="P75"><text:tab/><text:span text:style-name="T47">■■</text:span><text:span text:style-name="T48"> </text:span>introduite par la conjonction de subordination « <text:span text:style-name="T13">si</text:span> » ; ce mot est sans fonction</text:p>
      <text:p text:style-name="P76"><text:tab/><text:span text:style-name="T8">[</text:span><text:span text:style-name="T59">F</text:span><text:span text:style-name="T8">]</text:span><text:span text:style-name="T7"> </text:span><text:span text:style-name="T37">la proposition complétive a une fonction par rapport au verbe de la proposition principale, le plus souvent </text:span><text:span text:style-name="T56">COD</text:span><text:span text:style-name="T37">.</text:span></text:p>
      <text:p text:style-name="P33"/>
      <text:p text:style-name="P37"><text:span text:style-name="T10"><text:tab/><text:tab/></text:span>✓<text:span text:style-name="T15"> Je me demande </text:span><text:span text:style-name="T17">s’il va faire beau</text:span><text:span text:style-name="T15">.</text:span></text:p>
      <text:p text:style-name="P37"/>
      <text:p text:style-name="P38"><text:span text:style-name="T10"><text:tab/><text:tab/></text:span>✓<text:span text:style-name="T15"> Il ne sait pas trop </text:span><text:span text:style-name="T17">si j’ai réussi</text:span><text:span text:style-name="T15">.</text:span></text:p>
      <text:p text:style-name="P17"/>
      <text:p text:style-name="P94"><text:span text:style-name="T107">[</text:span><text:span text:style-name="T53">N</text:span><text:span text:style-name="T107">] </text:span>proposition subordonnée circonstancielle</text:p>
      <text:p text:style-name="P94"/>
      <text:p text:style-name="P77"><text:tab/><text:span text:style-name="T47">■</text:span><text:span text:style-name="T48"> </text:span>introduite par une conjonction de subordination ; ce mot est sans</text:p>
      <text:p text:style-name="P78"><text:s text:c="2"/><text:tab/> <text:s text:c="2"/>fonction <text:span text:style-name="T14">mais précise la nature de la subordonnée (de temps, </text:span></text:p>
      <text:p text:style-name="P121"><text:s text:c="12"/>de cause, de conséquence, de but, d’hypothèse, de concession, </text:p>
      <text:p text:style-name="P121"><text:s text:c="12"/>de comparaison) </text:p>
      <text:p text:style-name="P83"><text:span text:style-name="T7"><text:tab/></text:span><text:span text:style-name="T8">[</text:span><text:span text:style-name="T59">F</text:span><text:span text:style-name="T8">]</text:span><text:span text:style-name="T7"> </text:span><text:span text:style-name="T61">complément circonstanciel <text:s/></text:span></text:p>
      <text:p text:style-name="P45"/>
      <text:p text:style-name="P12"><text:span text:style-name="T16"><text:tab/></text:span><text:span text:style-name="T129"><text:tab/></text:span><text:span text:style-name="T128">✓</text:span><text:span text:style-name="T129"> Je sortirai </text:span><text:span text:style-name="T123">quand tu auras fini</text:span><text:span text:style-name="T129">.</text:span></text:p>
      <text:p text:style-name="P37"/>
      <text:p text:style-name="P37"><text:span text:style-name="T10"><text:tab/><text:tab/></text:span>✓<text:span text:style-name="T38"> </text:span><text:span text:style-name="T19">Si vous venez</text:span><text:span text:style-name="T38"> nous irons à la plage.</text:span></text:p>
      <text:p text:style-name="P37"/>
      <text:p text:style-name="P37"><text:span text:style-name="T10"><text:tab/><text:tab/></text:span>✓<text:span text:style-name="T38"> Je viendrai demain </text:span><text:span text:style-name="T19">bien que la maison ne soit pas vide</text:span><text:span text:style-name="T29">.</text:span></text:p>
      <text:p text:style-name="P54"/>
      <text:p text:style-name="P39"><text:span text:style-name="T32"><text:tab/><text:tab/></text:span><text:span text:style-name="T29">✓ </text:span><text:span text:style-name="T24">Si tu venais</text:span><text:span text:style-name="T33"> je pourrais passer un bon voyage.</text:span></text:p>
      <text:p text:style-name="P54"/>
      <text:p text:style-name="P37"><text:span text:style-name="T29"><text:tab/><text:tab/>✓ L’été a été très sec </text:span><text:span text:style-name="T19">si bien que la rivière est vide</text:span><text:span text:style-name="T29">.</text:span></text:p>
      <text:p text:style-name="P32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text:span text:style-name="T107">[</text:span><text:span text:style-name="T53">N</text:span><text:span text:style-name="T107">] </text:span>proposition subordonnée relative</text:p>
      <text:p text:style-name="P94"/>
      <text:p text:style-name="P81"><text:tab/><text:span text:style-name="T47">■</text:span><text:span text:style-name="T48"> </text:span>introduite par un pronom relatif ; </text:p>
      <text:p text:style-name="P84"><text:span text:style-name="T8"><text:tab/>[</text:span><text:span text:style-name="T59">F</text:span><text:span text:style-name="T8">] </text:span><text:span text:style-name="T11">ce pronom a une fonction dans la relative;</text:span></text:p>
      <text:p text:style-name="P82"><text:span text:style-name="T8"><text:tab/>[</text:span><text:span text:style-name="T59">F</text:span><text:span text:style-name="T8">]</text:span><text:span text:style-name="T7"> </text:span><text:span text:style-name="T39">La relative peut avoir pour fonction </text:span><text:span text:style-name="T55">épithète</text:span><text:span text:style-name="T39"> ou </text:span><text:span text:style-name="T55">apposée</text:span><text:span text:style-name="T63"> : </text:span></text:p>
      <text:p text:style-name="P82"><text:span text:style-name="T63"><text:tab/><text:tab/></text:span><text:span text:style-name="T57">épithète</text:span><text:span text:style-name="T50"> si pas de virgules, </text:span><text:span text:style-name="T57">apposée</text:span><text:span text:style-name="T50"> si virgules.</text:span></text:p>
      <text:p text:style-name="P125"/>
      <text:p text:style-name="P12"><text:span text:style-name="T10"><text:tab/></text:span><text:span text:style-name="T130"><text:tab/></text:span><text:span text:style-name="T128">✓</text:span><text:span text:style-name="T131"> L’homme </text:span><text:span text:style-name="T124">que tu as vu</text:span><text:span text:style-name="T131"> est un ami.</text:span></text:p>
      <text:p text:style-name="P37"/>
      <text:p text:style-name="P37"><text:span text:style-name="T10"><text:tab/><text:tab/></text:span>✓<text:span text:style-name="T50"> Les élèves, </text:span><text:span text:style-name="T20">qui avaient bien révisé</text:span><text:span text:style-name="T50">, ont obtenu d’excellentes notes.</text:span></text:p>
      <text:p text:style-name="P104"/>
      <text:p text:style-name="P37"><text:span text:style-name="T10"><text:tab/><text:tab/></text:span>✓<text:span text:style-name="T50"> Les élèves </text:span><text:span text:style-name="T20">qui avaient bien révisé</text:span><text:span text:style-name="T50"> ont obtenu d’excellentes notes.</text:span></text:p>
      <text:p text:style-name="P127"/>
      <text:p text:style-name="P94"><text:span text:style-name="T107">[</text:span><text:span text:style-name="T53">N</text:span><text:span text:style-name="T107">] </text:span>proposition subordonnée infinitive</text:p>
      <text:p text:style-name="P94"/>
      <text:p text:style-name="P88"><text:span text:style-name="T9"><text:tab/></text:span><text:span text:style-name="T47">■</text:span><text:span text:style-name="T48"> </text:span><text:span text:style-name="T49">contient un verbe au mode infinitif ; </text:span><text:span text:style-name="T51">son sujet n’est pas celui de la</text:span></text:p>
      <text:p text:style-name="P128"><text:tab/> <text:s text:c="3"/>principale</text:p>
      <text:p text:style-name="P4"><text:span text:style-name="T96"><text:tab/></text:span><text:span text:style-name="T98">[</text:span><text:span text:style-name="T100">F</text:span><text:span text:style-name="T98">]</text:span><text:span text:style-name="T99"> </text:span><text:span text:style-name="T101">COD </text:span><text:span text:style-name="T102">du verbe de la principale</text:span></text:p>
      <text:p text:style-name="P10"/>
      <text:p text:style-name="P12"><text:span text:style-name="T10"><text:tab/></text:span><text:span text:style-name="T128">✓</text:span><text:span text:style-name="T132"> J’entends </text:span><text:span text:style-name="T125">l’oiseau chanter</text:span><text:span text:style-name="T118">.</text:span></text:p>
      <text:p text:style-name="P56"/>
      <text:p text:style-name="P40"><text:span text:style-name="T32"><text:tab/></text:span><text:span text:style-name="T28">✓ </text:span><text:span text:style-name="T34">Je crois voir </text:span><text:span text:style-name="T25">mon ami me sourire</text:span><text:span text:style-name="T34">.</text:span></text:p>
      <text:p text:style-name="P58"/>
      <text:p text:style-name="P41"><text:span text:style-name="T96"><text:tab/></text:span><text:span text:style-name="T36">✘</text:span><text:span text:style-name="T97"> </text:span><text:span text:style-name="T96">J’aimerais </text:span><text:span text:style-name="T103">partir en vacances</text:span><text:span text:style-name="T96">.</text:span></text:p>
      <text:p text:style-name="P28"/>
      <text:p text:style-name="P94"><text:span text:style-name="T107">[</text:span><text:span text:style-name="T53">N</text:span><text:span text:style-name="T107">] </text:span>proposition subordonnée participiale</text:p>
      <text:p text:style-name="P94"/>
      <text:p text:style-name="P95"><text:tab/><text:span text:style-name="T47">■</text:span><text:span text:style-name="T48"> </text:span><text:span text:style-name="T49">contient un verbe au mode participe ; </text:span><text:span text:style-name="T51">son sujet n’est pas celui de la</text:span></text:p>
      <text:p text:style-name="P128"><text:tab/> <text:s text:c="3"/>principale</text:p>
      <text:p text:style-name="P80"><text:span text:style-name="T7"><text:tab/></text:span><text:span text:style-name="T8">[</text:span><text:span text:style-name="T59">F</text:span><text:span text:style-name="T8">]</text:span><text:span text:style-name="T7"> </text:span><text:span text:style-name="T61">complément circonstanciel</text:span></text:p>
      <text:p text:style-name="P45"/>
      <text:p text:style-name="P37"><text:span text:style-name="T10"><text:tab/></text:span>✓<text:span text:style-name="T27"> </text:span><text:span text:style-name="T21">Le temps s’améliorant</text:span><text:span text:style-name="T30">, ils décidèrent de sortir.</text:span></text:p>
      <text:p text:style-name="P60"/>
      <text:p text:style-name="P42"><text:span text:style-name="T32"><text:tab/></text:span><text:span text:style-name="T30">✓</text:span><text:span text:style-name="T28"> </text:span><text:span text:style-name="T21">Le temps s</text:span><text:span text:style-name="T26">’étant </text:span><text:span text:style-name="T21">amélior</text:span><text:span text:style-name="T26">é</text:span><text:span text:style-name="T30">, ils </text:span><text:span text:style-name="T35">ont </text:span><text:span text:style-name="T30">décid</text:span><text:span text:style-name="T35">é </text:span><text:span text:style-name="T30">de sortir.</text:span></text:p>
      <text:p text:style-name="P61"/>
      <text:p text:style-name="P19"><text:span text:style-name="T117"><text:tab/></text:span><text:span text:style-name="T121">✘</text:span><text:span text:style-name="T118"> </text:span><text:span text:style-name="T126">Epuisée par l’effort</text:span><text:span text:style-name="T120">, elle sort de l’eau.</text:span></text:p>
      <text:p text:style-name="P32"/>
      <text:p text:style-name="P94"><text:span text:style-name="T107">[</text:span><text:span text:style-name="T53">N</text:span><text:span text:style-name="T107">] </text:span>proposition subordonnée interrogative <text:span text:style-name="T12">partielle</text:span></text:p>
      <text:p text:style-name="P94"/>
      <text:p text:style-name="P96"><text:span text:style-name="T92"><text:tab/></text:span><text:span text:style-name="T104">■</text:span><text:span text:style-name="T105"> </text:span><text:span text:style-name="T106">complète un verbe en posant une question à laquelle on ne peut</text:span></text:p>
      <text:p text:style-name="P130"><text:tab/> <text:s text:c="3"/>répondre par « oui » ou par « non ».</text:p>
      <text:p text:style-name="P34"><text:span text:style-name="T7"><text:tab/></text:span><text:span text:style-name="T8">[</text:span><text:span text:style-name="T59">F</text:span><text:span text:style-name="T8">]</text:span><text:span text:style-name="T7"> </text:span><text:span text:style-name="T62">sujet</text:span><text:span text:style-name="T41"> ou </text:span><text:span text:style-name="T62">COD</text:span><text:span text:style-name="T94"> </text:span><text:span text:style-name="T95">du verbe de la principale</text:span></text:p>
      <text:p text:style-name="P47"/>
      <text:p text:style-name="P37"><text:span text:style-name="T10"><text:tab/></text:span>✓<text:span text:style-name="T27"> Je me demande </text:span><text:span text:style-name="T18">qui chante</text:span><text:span text:style-name="T27">.</text:span></text:p>
      <text:p text:style-name="P37"/>
      <text:p text:style-name="P37"><text:span text:style-name="T10"><text:tab/></text:span>✓<text:span text:style-name="T52"> J’aimerais savoir </text:span><text:span text:style-name="T22">quand tu viendras</text:span><text:span text:style-name="T31">.</text:span></text:p>
      <text:p text:style-name="P63"/>
      <text:p text:style-name="P20"><text:span text:style-name="T117"><text:tab/></text:span><text:span text:style-name="T121">✘</text:span><text:span text:style-name="T118"> </text:span><text:span text:style-name="T119">Je me demande </text:span><text:span text:style-name="T122">s’il viendra demain.</text:span></text:p>
      <text:p text:style-name="P132"/>
      <text:p text:style-name="P132"/>
      <text:p text:style-name="P132"/>
      <text:p text:style-name="P110"><text:soft-page-break/>Les propositions subordonnées </text:p>
      <text:p text:style-name="P108"><text:span text:style-name="T6">d’après la </text:span><text:span text:style-name="T144">[version pour l’enseignant]</text:span></text:p>
      <text:p text:style-name="P108"><text:span text:style-name="T58">Terminologie grammaticale</text:span><text:span text:style-name="T65"> (juillet 2020)</text:span></text:p>
      <text:p text:style-name="P112"/>
      <text:p text:style-name="P71"><text:span text:style-name="T6">Rappel n°1 : </text:span><text:span text:style-name="T8">les fonctions</text:span><text:span text:style-name="T68"> </text:span><text:span text:style-name="T8">[</text:span><text:span text:style-name="T59">F</text:span><text:span text:style-name="T8">]</text:span></text:p>
      <text:p text:style-name="P93"/>
      <text:p text:style-name="P70"><text:tab/><text:span text:style-name="T145">⚫</text:span><text:span text:style-name="T66"> fonctions dans le groupe nominal : </text:span></text:p>
      <text:p text:style-name="P70"><text:span text:style-name="T66"><text:tab/><text:tab/></text:span><text:span text:style-name="T54">complément du nom, épithète, apposition</text:span></text:p>
      <text:p text:style-name="P70"><text:tab/><text:span text:style-name="T145">⚫</text:span><text:span text:style-name="T66"> fonctions dans le groupe verbal : </text:span></text:p>
      <text:p text:style-name="P70"><text:span text:style-name="T66"><text:tab/><text:tab/></text:span><text:span text:style-name="T54">sujet, attribut du sujet, COD, COI, </text:span></text:p>
      <text:p text:style-name="P120"><text:tab/><text:tab/>attribut du COD, complément d’agent</text:p>
      <text:p text:style-name="P91"><text:tab/><text:span text:style-name="T145">⚫</text:span><text:span text:style-name="T67"> </text:span><text:span text:style-name="T60">complément circonstanciel</text:span></text:p>
      <text:p text:style-name="P100"/>
      <text:p text:style-name="P44"><text:span text:style-name="T42"><text:tab/>✓</text:span><text:span text:style-name="T43"> Paul mange du pain.</text:span></text:p>
      <text:p text:style-name="P51"/>
      <text:p text:style-name="P51"><text:tab/>✓ Paul répond au téléphone.</text:p>
      <text:p text:style-name="P51"/>
      <text:p text:style-name="P44"><text:span text:style-name="T43"><text:tab/>✓ Paul va à la cuisine.</text:span><text:span text:style-name="T70">[</text:span><text:span text:style-name="T69">à la cuisine : </text:span><text:span text:style-name="T72">COI</text:span><text:span text:style-name="T70"> de va]</text:span></text:p>
      <text:p text:style-name="P51"/>
      <text:p text:style-name="P44"><text:span text:style-name="T43"><text:tab/>✓ Myriam a très lentement débranché le fil du téléphone.</text:span><text:span text:style-name="T70">[</text:span><text:span text:style-name="T71">du téléphone : </text:span><text:span text:style-name="T73">cdn</text:span><text:span text:style-name="T70">]</text:span></text:p>
      <text:p text:style-name="P51"/>
      <text:p text:style-name="P44"><text:span text:style-name="T43"><text:tab/>✓ </text:span><text:span text:style-name="T45">Une avocate vraiment remarquable m’a aidée.</text:span><text:span text:style-name="T74">[vraiment remarquable : </text:span><text:span text:style-name="T77">épithète</text:span><text:span text:style-name="T74"> d’une avocate]</text:span></text:p>
      <text:p text:style-name="P3"/>
      <text:p text:style-name="P7"><text:span text:style-name="T43"><text:tab/>✓ </text:span><text:span text:style-name="T46">Cette </text:span><text:span text:style-name="T45">avocate, vraiment remarquable, m’a aidée.</text:span><text:span text:style-name="T90">[vraiment remarquab.: </text:span><text:span text:style-name="T91">apposition</text:span><text:span text:style-name="T90"> d’une avocate]</text:span></text:p>
      <text:p text:style-name="P3"/>
      <text:p text:style-name="P9"><text:tab/>✓ Ils ont été aidés par une avocate remarquable.</text:p>
      <text:p text:style-name="P53"/>
      <text:p text:style-name="P44"><text:span text:style-name="T43"><text:tab/>✓ Elles estiment Alice suffisamment compétentes.</text:span><text:span text:style-name="T75">[</text:span><text:span text:style-name="T76">suffisamment compétentes : </text:span><text:span text:style-name="T78">attribut </text:span><text:span text:style-name="T79">du </text:span><text:span text:style-name="T78">COD</text:span><text:span text:style-name="T75">]</text:span></text:p>
      <text:p text:style-name="P23"><text:tab/></text:p>
      <text:p text:style-name="P93">Rappel n°2 : les propositions</text:p>
      <text:p text:style-name="P93"/>
      <text:p text:style-name="P74"><text:tab/><text:span text:style-name="T145">⚫</text:span> proposition : au moins un groupe verbal, souvent un groupe sujet,</text:p>
      <text:p text:style-name="P74"><text:tab/> <text:s text:c="2"/>parfois <text:span text:style-name="T108">un(des) </text:span>complément<text:span text:style-name="T108">(s)</text:span> de verbe</text:p>
      <text:p text:style-name="P74"><text:tab/><text:span text:style-name="T145">⚫</text:span> pour relier 2 propositions : juxtaposition, coordination, subordination</text:p>
      <text:p text:style-name="P74"><text:tab/><text:span text:style-name="T145">⚫</text:span> proposition indépendante, principale ou subordonnée</text:p>
      <text:p text:style-name="P74"><text:tab/><text:span text:style-name="T145">⚫</text:span> <text:span text:style-name="T10">phrase averbale, phrase simple, phrase complexe</text:span></text:p>
      <text:p text:style-name="P15"/>
      <text:p text:style-name="P16"><text:span text:style-name="T42"><text:tab/></text:span><text:span text:style-name="T133">✓</text:span><text:span text:style-name="T134"> </text:span><text:span text:style-name="T135">Tu es </text:span><text:span text:style-name="T136">d</text:span><text:span text:style-name="T137">ans l’ombre</text:span><text:span text:style-name="T136"> </text:span><text:span text:style-name="T135">et je te vois mal </text:span><text:span text:style-name="T136">; </text:span><text:span text:style-name="T138">approche-toi</text:span><text:span text:style-name="T136"> </text:span><text:span text:style-name="T139">pour </text:span><text:span text:style-name="T136">que je te voie mieux !</text:span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31"><text:soft-page-break/><text:span text:style-name="T112">[</text:span><text:span text:style-name="T116">N</text:span><text:span text:style-name="T112">] </text:span><text:span text:style-name="T111">p</text:span><text:span text:style-name="T113">rop</text:span><text:span text:style-name="T114">osition</text:span><text:span text:style-name="T111"> s</text:span><text:span text:style-name="T113">ubordonnée</text:span><text:span text:style-name="T111"> complétive </text:span><text:span text:style-name="T115">conjonctive</text:span></text:p>
      <text:p text:style-name="P118"/>
      <text:p text:style-name="P103"><text:span text:style-name="T13"><text:tab/></text:span><text:span text:style-name="T109">■</text:span><text:span text:style-name="T110"> </text:span><text:span text:style-name="T13">elle complète un verbe, est introduite par « que »</text:span></text:p>
      <text:p text:style-name="P79"><text:tab/><text:span text:style-name="T47">■■</text:span><text:span text:style-name="T48"> </text:span>introduite par la conjonction de subordination « que » ; ce mot est sans fonction</text:p>
      <text:p text:style-name="P79"><text:tab/><text:span text:style-name="T8">[</text:span><text:span text:style-name="T59">F</text:span><text:span text:style-name="T8">]</text:span><text:span text:style-name="T7"> </text:span><text:span text:style-name="T39">la proposition complétive a une fonction par rapport au verbe de la proposition principale, souvent </text:span><text:span text:style-name="T55">COD</text:span><text:span text:style-name="T39"> mais aussi, entre autres, </text:span><text:span text:style-name="T55">sujet</text:span><text:span text:style-name="T63"> </text:span><text:span text:style-name="T64">ou </text:span><text:span text:style-name="T55">COI.</text:span></text:p>
      <text:p text:style-name="P87"/>
      <text:p text:style-name="P44"><text:span text:style-name="T40"><text:tab/><text:tab/></text:span>✓<text:span text:style-name="T44"> Je crois </text:span><text:span text:style-name="T23">qu’il va faire beau</text:span><text:span text:style-name="T44">.</text:span></text:p>
      <text:p text:style-name="P25"/>
      <text:p text:style-name="P21"><text:span text:style-name="T40"><text:tab/><text:tab/></text:span><text:span text:style-name="T128">✓</text:span><text:span text:style-name="T140"> </text:span><text:span text:style-name="T127">Qu’elle n’ait pas compris</text:span><text:span text:style-name="T140"> me surprend.</text:span></text:p>
      <text:p text:style-name="P27"/>
      <text:p text:style-name="P98"><text:span text:style-name="T107">[</text:span><text:span text:style-name="T53">N</text:span><text:span text:style-name="T107">] </text:span>proposition subordonnée complétive <text:span text:style-name="T13">interrogative totale</text:span></text:p>
      <text:p text:style-name="P98"/>
      <text:p text:style-name="P103"><text:span text:style-name="T13"><text:tab/></text:span><text:span text:style-name="T109">■</text:span><text:span text:style-name="T110"> </text:span><text:span text:style-name="T13">elle complète un verbe, est introduite par « si », on peut y répondre par « oui » ou « non »</text:span></text:p>
      <text:p text:style-name="P79"><text:tab/><text:span text:style-name="T47">■■</text:span><text:span text:style-name="T48"> </text:span>introduite par la conjonction de subordination « <text:span text:style-name="T13">si</text:span> » ; ce mot est sans fonction</text:p>
      <text:p text:style-name="P79"><text:tab/><text:span text:style-name="T8">[</text:span><text:span text:style-name="T59">F</text:span><text:span text:style-name="T8">]</text:span><text:span text:style-name="T7"> </text:span><text:span text:style-name="T37">la proposition complétive a une fonction par rapport au verbe de la proposition principale, le plus souvent </text:span><text:span text:style-name="T56">COD</text:span><text:span text:style-name="T37">.</text:span></text:p>
      <text:p text:style-name="P36"/>
      <text:p text:style-name="P44"><text:span text:style-name="T10"><text:tab/><text:tab/></text:span>✓<text:span text:style-name="T15"> Je me demande </text:span><text:span text:style-name="T17">s’il va faire beau</text:span><text:span text:style-name="T15">.</text:span></text:p>
      <text:p text:style-name="P44"/>
      <text:p text:style-name="P44"><text:span text:style-name="T10"><text:tab/><text:tab/></text:span>✓<text:span text:style-name="T15"> Il ne sait pas trop </text:span><text:span text:style-name="T17">si j’ai réussi</text:span><text:span text:style-name="T15">.</text:span></text:p>
      <text:p text:style-name="P18"/>
      <text:p text:style-name="P98"><text:span text:style-name="T107">[</text:span><text:span text:style-name="T53">N</text:span><text:span text:style-name="T107">] </text:span>proposition subordonnée circonstancielle</text:p>
      <text:p text:style-name="P98"/>
      <text:p text:style-name="P79"><text:tab/><text:span text:style-name="T47">■</text:span><text:span text:style-name="T48"> </text:span>introduite par une conjonction de subordination ; ce mot est sans</text:p>
      <text:p text:style-name="P79"><text:s text:c="2"/><text:tab/> <text:s text:c="2"/>fonction <text:span text:style-name="T14">mais précise la nature de la subordonnée (de temps, </text:span></text:p>
      <text:p text:style-name="P122"><text:s text:c="12"/>de cause, de conséquence, de but, d’hypothèse, de concession, </text:p>
      <text:p text:style-name="P79"><text:span text:style-name="T38"><text:s text:c="12"/>de comparaison) </text:span><text:span text:style-name="T142">[liste exhaustive]</text:span></text:p>
      <text:p text:style-name="P85"><text:span text:style-name="T7"><text:tab/></text:span><text:span text:style-name="T8">[</text:span><text:span text:style-name="T59">F</text:span><text:span text:style-name="T8">]</text:span><text:span text:style-name="T7"> </text:span><text:span text:style-name="T61">complément circonstanciel <text:s/></text:span></text:p>
      <text:p text:style-name="P46"/>
      <text:p text:style-name="P21"><text:span text:style-name="T16"><text:tab/></text:span><text:span text:style-name="T129"><text:tab/></text:span><text:span text:style-name="T128">✓</text:span><text:span text:style-name="T129"> Je sortirai </text:span><text:span text:style-name="T123">quand tu auras fini</text:span><text:span text:style-name="T129">.</text:span></text:p>
      <text:p text:style-name="P44"/>
      <text:p text:style-name="P44"><text:span text:style-name="T10"><text:tab/><text:tab/></text:span>✓<text:span text:style-name="T38"> </text:span><text:span text:style-name="T19">Si vous venez</text:span><text:span text:style-name="T38"> nous irons à la plage.</text:span></text:p>
      <text:p text:style-name="P44"/>
      <text:p text:style-name="P44"><text:span text:style-name="T10"><text:tab/><text:tab/></text:span>✓<text:span text:style-name="T38"> Je viendrai demain </text:span><text:span text:style-name="T19">bien que la maison ne soit pas vide</text:span><text:span text:style-name="T29">.</text:span></text:p>
      <text:p text:style-name="P55"/>
      <text:p text:style-name="P44"><text:span text:style-name="T32"><text:tab/><text:tab/></text:span><text:span text:style-name="T29">✓ </text:span><text:span text:style-name="T24">Si tu venais</text:span><text:span text:style-name="T33"> je pourrais passer un bon voyage.</text:span></text:p>
      <text:p text:style-name="P55"/>
      <text:p text:style-name="P44"><text:span text:style-name="T29"><text:tab/><text:tab/>✓ L’été a été très sec </text:span><text:span text:style-name="T19">si bien que la rivière est vide</text:span><text:span text:style-name="T29">.</text:span></text:p>
      <text:p text:style-name="P36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text:span text:style-name="T107">[</text:span><text:span text:style-name="T53">N</text:span><text:span text:style-name="T107">] </text:span>proposition subordonnée relative</text:p>
      <text:p text:style-name="P98"/>
      <text:p text:style-name="P85"><text:tab/><text:span text:style-name="T47">■</text:span><text:span text:style-name="T48"> </text:span>introduite par un pronom relatif ; </text:p>
      <text:p text:style-name="P85"><text:span text:style-name="T8"><text:tab/>[</text:span><text:span text:style-name="T59">F</text:span><text:span text:style-name="T8">] </text:span><text:span text:style-name="T11">ce pronom a une fonction dans la relative; </text:span><text:span text:style-name="T143">[qui: sujet, que:COD, dont:complément du nom, où:circonstanciel]</text:span></text:p>
      <text:p text:style-name="P85"><text:span text:style-name="T8"><text:tab/>[</text:span><text:span text:style-name="T59">F</text:span><text:span text:style-name="T8">]</text:span><text:span text:style-name="T7"> </text:span><text:span text:style-name="T39">La relative peut avoir pour fonction </text:span><text:span text:style-name="T55">épithète</text:span><text:span text:style-name="T39"> ou </text:span><text:span text:style-name="T55">apposée</text:span><text:span text:style-name="T63"> : </text:span></text:p>
      <text:p text:style-name="P85"><text:span text:style-name="T63"><text:tab/><text:tab/></text:span><text:span text:style-name="T57">épithète</text:span><text:span text:style-name="T50"> si pas de virgules, </text:span><text:span text:style-name="T57">apposée</text:span><text:span text:style-name="T50"> si virgules.</text:span></text:p>
      <text:p text:style-name="P105"/>
      <text:p text:style-name="P21"><text:span text:style-name="T10"><text:tab/></text:span><text:span text:style-name="T130"><text:tab/></text:span><text:span text:style-name="T128">✓</text:span><text:span text:style-name="T131"> L’homme </text:span><text:span text:style-name="T124">que tu as vu</text:span><text:span text:style-name="T131"> est un ami.</text:span><text:span text:style-name="T141">[que est sujet de « as vu »]</text:span></text:p>
      <text:p text:style-name="P44"/>
      <text:p text:style-name="P44"><text:span text:style-name="T10"><text:tab/><text:tab/></text:span>✓<text:span text:style-name="T50"> Les élèves, </text:span><text:span text:style-name="T20">qui avaient bien révisé</text:span><text:span text:style-name="T50">, ont obtenu d’excellentes notes.</text:span></text:p>
      <text:p text:style-name="P106"><text:tab/><text:tab/><text:tab/>[&gt; dans la première phrase, tous les élèves avaient bien révisé]</text:p>
      <text:p text:style-name="P44"><text:span text:style-name="T10"><text:tab/><text:tab/></text:span>✓<text:span text:style-name="T50"> Les élèves </text:span><text:span text:style-name="T20">qui avaient bien révisé</text:span><text:span text:style-name="T50"> ont obtenu d’excellentes notes.</text:span></text:p>
      <text:p text:style-name="P105"><text:tab/><text:tab/><text:tab/><text:span text:style-name="T1">[&gt; dans la seconde phrase, seuls les élèves qui avaient révisé ont réussi]</text:span></text:p>
      <text:p text:style-name="P98"><text:span text:style-name="T107">[</text:span><text:span text:style-name="T53">N</text:span><text:span text:style-name="T107">] </text:span>proposition subordonnée infinitive</text:p>
      <text:p text:style-name="P98"/>
      <text:p text:style-name="P89"><text:span text:style-name="T9"><text:tab/></text:span><text:span text:style-name="T47">■</text:span><text:span text:style-name="T48"> </text:span><text:span text:style-name="T49">contient un verbe au mode infinitif ; </text:span><text:span text:style-name="T51">son sujet n’est pas celui de la</text:span></text:p>
      <text:p text:style-name="P129"><text:tab/> <text:s text:c="3"/>principale</text:p>
      <text:p text:style-name="P5"><text:span text:style-name="T96"><text:tab/></text:span><text:span text:style-name="T98">[</text:span><text:span text:style-name="T100">F</text:span><text:span text:style-name="T98">]</text:span><text:span text:style-name="T99"> </text:span><text:span text:style-name="T101">COD </text:span><text:span text:style-name="T102">du verbe de la principale</text:span></text:p>
      <text:p text:style-name="P11"/>
      <text:p text:style-name="P21"><text:span text:style-name="T10"><text:tab/></text:span><text:span text:style-name="T128">✓</text:span><text:span text:style-name="T132"> J’entends </text:span><text:span text:style-name="T125">l’oiseau chanter</text:span><text:span text:style-name="T118">.</text:span></text:p>
      <text:p text:style-name="P57"/>
      <text:p text:style-name="P44"><text:span text:style-name="T32"><text:tab/></text:span><text:span text:style-name="T28">✓ </text:span><text:span text:style-name="T34">Je crois voir </text:span><text:span text:style-name="T25">mon ami me sourire</text:span><text:span text:style-name="T34">.</text:span></text:p>
      <text:p text:style-name="P59"/>
      <text:p text:style-name="P44"><text:span text:style-name="T96"><text:tab/></text:span><text:span text:style-name="T36">✘</text:span><text:span text:style-name="T97"> </text:span><text:span text:style-name="T96">J’aimerais </text:span><text:span text:style-name="T103">partir en vacances</text:span><text:span text:style-name="T96">. </text:span><text:span text:style-name="T93">[groupe infinitif de fonction COD]</text:span></text:p>
      <text:p text:style-name="P29"/>
      <text:p text:style-name="P98"><text:span text:style-name="T107">[</text:span><text:span text:style-name="T53">N</text:span><text:span text:style-name="T107">] </text:span>proposition subordonnée participiale</text:p>
      <text:p text:style-name="P98"/>
      <text:p text:style-name="P97"><text:tab/><text:span text:style-name="T47">■</text:span><text:span text:style-name="T48"> </text:span><text:span text:style-name="T49">contient un verbe au mode participe ; </text:span><text:span text:style-name="T51">son sujet n’est pas celui de la</text:span></text:p>
      <text:p text:style-name="P129"><text:tab/> <text:s text:c="3"/>principale</text:p>
      <text:p text:style-name="P85"><text:span text:style-name="T7"><text:tab/></text:span><text:span text:style-name="T8">[</text:span><text:span text:style-name="T59">F</text:span><text:span text:style-name="T8">]</text:span><text:span text:style-name="T7"> </text:span><text:span text:style-name="T61">complément circonstanciel</text:span></text:p>
      <text:p text:style-name="P46"/>
      <text:p text:style-name="P44"><text:span text:style-name="T10"><text:tab/></text:span>✓<text:span text:style-name="T27"> </text:span><text:span text:style-name="T21">Le temps s’améliorant</text:span><text:span text:style-name="T30">, ils décidèrent de sortir.</text:span></text:p>
      <text:p text:style-name="P62"/>
      <text:p text:style-name="P44"><text:span text:style-name="T32"><text:tab/></text:span><text:span text:style-name="T30">✓</text:span><text:span text:style-name="T28"> </text:span><text:span text:style-name="T21">Le temps s</text:span><text:span text:style-name="T26">’étant </text:span><text:span text:style-name="T21">amélior</text:span><text:span text:style-name="T26">é</text:span><text:span text:style-name="T30">, ils </text:span><text:span text:style-name="T35">ont </text:span><text:span text:style-name="T30">décid</text:span><text:span text:style-name="T35">é </text:span><text:span text:style-name="T30">de sortir.</text:span></text:p>
      <text:p text:style-name="P62"/>
      <text:p text:style-name="P21"><text:span text:style-name="T117"><text:tab/></text:span><text:span text:style-name="T121">✘</text:span><text:span text:style-name="T118"> </text:span><text:span text:style-name="T126">Epuisée par l’effort</text:span><text:span text:style-name="T120">, elle sort de l’eau.</text:span><text:span text:style-name="T35"> </text:span><text:span text:style-name="T84">[sujet identique : adj.+complément de l’adj. apposé à elle…]</text:span></text:p>
      <text:p text:style-name="P36"/>
      <text:p text:style-name="P98"><text:span text:style-name="T107">[</text:span><text:span text:style-name="T53">N</text:span><text:span text:style-name="T107">] </text:span>proposition subordonnée interrogative <text:span text:style-name="T12">partielle</text:span></text:p>
      <text:p text:style-name="P98"/>
      <text:p text:style-name="P97"><text:span text:style-name="T92"><text:tab/></text:span><text:span text:style-name="T104">■</text:span><text:span text:style-name="T105"> </text:span><text:span text:style-name="T106">complète un verbe en posant une question à laquelle on ne peut</text:span></text:p>
      <text:p text:style-name="P131"><text:tab/> <text:s text:c="3"/>répondre par « oui » ou par « non ».</text:p>
      <text:p text:style-name="P35"><text:span text:style-name="T7"><text:tab/></text:span><text:span text:style-name="T8">[</text:span><text:span text:style-name="T59">F</text:span><text:span text:style-name="T8">]</text:span><text:span text:style-name="T7"> </text:span><text:span text:style-name="T62">sujet</text:span><text:span text:style-name="T41"> ou </text:span><text:span text:style-name="T62">COD</text:span><text:span text:style-name="T94"> </text:span><text:span text:style-name="T95">du verbe de la principale</text:span></text:p>
      <text:p text:style-name="P48"/>
      <text:p text:style-name="P44"><text:span text:style-name="T10"><text:tab/></text:span>✓<text:span text:style-name="T27"> Je me demande </text:span><text:span text:style-name="T18">qui chante</text:span><text:span text:style-name="T27">.</text:span></text:p>
      <text:p text:style-name="P44"/>
      <text:p text:style-name="P44"><text:span text:style-name="T10"><text:tab/></text:span>✓<text:span text:style-name="T52"> J’aimerais savoir </text:span><text:span text:style-name="T22">quand tu viendras</text:span><text:span text:style-name="T31">.</text:span></text:p>
      <text:p text:style-name="P64"/>
      <text:p text:style-name="P21"><text:span text:style-name="T85"><text:tab/></text:span><text:span text:style-name="T88">✘</text:span><text:span text:style-name="T86"> </text:span><text:span text:style-name="T87">Je me demande </text:span><text:span text:style-name="T89">s’il viendra demain.</text:span><text:span text:style-name="T83"> </text:span><text:span text:style-name="T80">[on peut répondre par oui/non → </text:span><text:span text:style-name="T81">prop. subor. compl. </text:span><text:span text:style-name="T82">interr. tota</text:span><text:span text:style-name="T80">le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1" fo:font-size="10pt" style:font-size-asian="10pt" style:font-size-complex="10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font-style="italic" style:font-size-asian="8pt" style:font-style-asian="italic" style:font-size-complex="8pt" style:font-style-complex="italic"/>
    </style:style>
    <style:style style:name="MT3" style:family="text">
      <style:text-properties fo:font-size="8pt" fo:font-style="italic" officeooo:rsid="00b88e05" style:font-size-asian="8pt" style:font-style-asian="italic" style:font-size-complex="8pt" style:font-style-complex="italic"/>
    </style:style>
    <style:style style:name="MT4" style:family="text">
      <style:text-properties fo:font-size="8pt" officeooo:rsid="00b88e05" style:font-size-asian="8pt" style:font-size-complex="8pt"/>
    </style:style>
    <style:style style:name="MT5" style:family="text">
      <style:text-properties officeooo:rsid="00b88e05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es propositions subordonnées d’après la </text:span><text:span text:style-name="MT2">Termin</text:span><text:span text:style-name="MT3">ologie Grammaticale</text:span><text:span text:style-name="MT4"> (juillet 2020)</text:span><text:span text:style-name="MT5"> <text:tab/></text:span><text:span text:style-name="MT6"><text:page-number text:select-page="current">6</text:page-number></text:span><text:span text:style-name="MT6"> / </text:span><text:span text:style-name="MT6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3:04:43.317946789</meta:creation-date>
    <dc:date>2021-03-04T15:45:33.978416312</dc:date>
    <meta:editing-duration>PT2H31M58S</meta:editing-duration>
    <meta:editing-cycles>131</meta:editing-cycles>
    <meta:generator>LibreOffice/6.0.7.3$Linux_X86_64 LibreOffice_project/00m0$Build-3</meta:generator>
    <meta:document-statistic meta:table-count="0" meta:image-count="0" meta:object-count="0" meta:page-count="6" meta:paragraph-count="159" meta:word-count="1357" meta:character-count="8188" meta:non-whitespace-character-count="6711"/>
  </office:meta>
</office:document-meta>
</file>